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3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8.82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37.09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53.46mm"/>
    </style:style>
    <style:style style:name="co12" style:family="table-column">
      <style:table-column-properties fo:break-before="auto" style:column-width="58.63mm"/>
    </style:style>
    <style:style style:name="co13" style:family="table-column">
      <style:table-column-properties fo:break-before="auto" style:column-width="33.85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18.87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35.49mm"/>
    </style:style>
    <style:style style:name="co18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37"/>
    <style:style style:name="ce7" style:family="table-cell" style:parent-style-name="Default" style:data-style-name="N11"/>
    <style:style style:name="ce6" style:family="table-cell" style:parent-style-name="Default" style:data-style-name="N11"/>
    <style:style style:name="ce10" style:family="table-cell" style:parent-style-name="Default" style:data-style-name="N11">
      <style:map style:condition="cell-content()&gt;0" style:apply-style-name="Good" style:base-cell-address="Ibovespa.F2"/>
      <style:map style:condition="cell-content()&lt;=0" style:apply-style-name="Bad" style:base-cell-address="Ibovespa.F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boves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3"/>
          <table:table-cell office:value-type="string" calcext:value-type="string">
            <text:p>Data</text:p>
          </table:table-cell>
          <table:table-cell office:value-type="string" calcext:value-type="string">
            <text:p>Abertura</text:p>
          </table:table-cell>
          <table:table-cell office:value-type="string" calcext:value-type="string">
            <text:p>Fechamento</text:p>
          </table:table-cell>
          <table:table-cell table:style-name="Default" office:value-type="string" calcext:value-type="string">
            <text:p>Variação bruta</text:p>
          </table:table-cell>
          <table:table-cell table:style-name="ce6" office:value-type="string" calcext:value-type="string">
            <text:p>Variação percentual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12">
            <text:p>Ibope número 1</text:p>
          </table:table-cell>
          <table:table-cell table:style-name="ce1" office:value-type="date" office:date-value="2018-08-20" calcext:value-type="date">
            <text:p>20/08/18</text:p>
          </table:table-cell>
          <table:table-cell office:value-type="float" office:value="76028.61" calcext:value-type="float">
            <text:p>76028,61</text:p>
          </table:table-cell>
          <table:table-cell office:value-type="float" office:value="76327.89" calcext:value-type="float">
            <text:p>76327,89</text:p>
          </table:table-cell>
          <table:table-cell table:style-name="Default" table:formula="of:=[.D2]-[.C2]" office:value-type="float" office:value="299.279999999999" calcext:value-type="float">
            <text:p>299,279999999999</text:p>
          </table:table-cell>
          <table:table-cell table:style-name="ce10" table:formula="of:=[.E2]/[.C2]" office:value-type="percentage" office:value="0.00393641288457067" calcext:value-type="percentage">
            <text:p>0,39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1" calcext:value-type="date">
            <text:p>21/08/18</text:p>
          </table:table-cell>
          <table:table-cell office:value-type="float" office:value="76326.79" calcext:value-type="float">
            <text:p>76326,79</text:p>
          </table:table-cell>
          <table:table-cell office:value-type="float" office:value="75180.4" calcext:value-type="float">
            <text:p>75180,4</text:p>
          </table:table-cell>
          <table:table-cell table:style-name="Default" table:formula="of:=[.D3]-[.C3]" office:value-type="float" office:value="-1146.39" calcext:value-type="float">
            <text:p>-1146,39</text:p>
          </table:table-cell>
          <table:table-cell table:style-name="ce10" table:formula="of:=[.E3]/[.C3]" office:value-type="percentage" office:value="-0.0150194970861476" calcext:value-type="percentage">
            <text:p>-1,50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2" calcext:value-type="date">
            <text:p>22/08/18</text:p>
          </table:table-cell>
          <table:table-cell office:value-type="float" office:value="75171.37" calcext:value-type="float">
            <text:p>75171,37</text:p>
          </table:table-cell>
          <table:table-cell office:value-type="float" office:value="76902.3" calcext:value-type="float">
            <text:p>76902,3</text:p>
          </table:table-cell>
          <table:table-cell table:style-name="Default" table:formula="of:=[.D4]-[.C4]" office:value-type="float" office:value="1730.93000000001" calcext:value-type="float">
            <text:p>1730,93000000001</text:p>
          </table:table-cell>
          <table:table-cell table:style-name="ce10" table:formula="of:=[.E4]/[.C4]" office:value-type="percentage" office:value="0.0230264527572134" calcext:value-type="percentage">
            <text:p>2,30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3" calcext:value-type="date">
            <text:p>23/08/18</text:p>
          </table:table-cell>
          <table:table-cell office:value-type="float" office:value="76898.15" calcext:value-type="float">
            <text:p>76898,15</text:p>
          </table:table-cell>
          <table:table-cell office:value-type="float" office:value="75633.77" calcext:value-type="float">
            <text:p>75633,77</text:p>
          </table:table-cell>
          <table:table-cell table:style-name="Default" table:formula="of:=[.D5]-[.C5]" office:value-type="float" office:value="-1264.37999999999" calcext:value-type="float">
            <text:p>-1264,37999999999</text:p>
          </table:table-cell>
          <table:table-cell table:style-name="ce10" table:formula="of:=[.E5]/[.C5]" office:value-type="percentage" office:value="-0.0164422681169832" calcext:value-type="percentage">
            <text:p>-1,64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4" calcext:value-type="date">
            <text:p>24/08/18</text:p>
          </table:table-cell>
          <table:table-cell office:value-type="float" office:value="75647.35" calcext:value-type="float">
            <text:p>75647,35</text:p>
          </table:table-cell>
          <table:table-cell office:value-type="float" office:value="76262.23" calcext:value-type="float">
            <text:p>76262,23</text:p>
          </table:table-cell>
          <table:table-cell table:style-name="Default" table:formula="of:=[.D6]-[.C6]" office:value-type="float" office:value="614.87999999999" calcext:value-type="float">
            <text:p>614,87999999999</text:p>
          </table:table-cell>
          <table:table-cell table:style-name="ce10" table:formula="of:=[.E6]/[.C6]" office:value-type="percentage" office:value="0.00812824243017092" calcext:value-type="percentage">
            <text:p>0,81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7" calcext:value-type="date">
            <text:p>27/08/18</text:p>
          </table:table-cell>
          <table:table-cell office:value-type="float" office:value="76264.27" calcext:value-type="float">
            <text:p>76264,27</text:p>
          </table:table-cell>
          <table:table-cell office:value-type="float" office:value="77929.68" calcext:value-type="float">
            <text:p>77929,68</text:p>
          </table:table-cell>
          <table:table-cell table:style-name="Default" table:formula="of:=[.D7]-[.C7]" office:value-type="float" office:value="1665.40999999999" calcext:value-type="float">
            <text:p>1665,40999999999</text:p>
          </table:table-cell>
          <table:table-cell table:style-name="ce10" table:formula="of:=[.E7]/[.C7]" office:value-type="percentage" office:value="0.0218373558155082" calcext:value-type="percentage">
            <text:p>2,1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8" calcext:value-type="date">
            <text:p>28/08/18</text:p>
          </table:table-cell>
          <table:table-cell office:value-type="float" office:value="77927.7" calcext:value-type="float">
            <text:p>77927,7</text:p>
          </table:table-cell>
          <table:table-cell office:value-type="float" office:value="77473.44" calcext:value-type="float">
            <text:p>77473,44</text:p>
          </table:table-cell>
          <table:table-cell table:style-name="Default" table:formula="of:=[.D8]-[.C8]" office:value-type="float" office:value="-454.259999999995" calcext:value-type="float">
            <text:p>-454,259999999995</text:p>
          </table:table-cell>
          <table:table-cell table:style-name="ce10" table:formula="of:=[.E8]/[.C8]" office:value-type="percentage" office:value="-0.00582924941965431" calcext:value-type="percentage">
            <text:p>-0,5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29" calcext:value-type="date">
            <text:p>29/08/18</text:p>
          </table:table-cell>
          <table:table-cell office:value-type="float" office:value="77471.84" calcext:value-type="float">
            <text:p>77471,84</text:p>
          </table:table-cell>
          <table:table-cell office:value-type="float" office:value="78388.83" calcext:value-type="float">
            <text:p>78388,83</text:p>
          </table:table-cell>
          <table:table-cell table:style-name="Default" table:formula="of:=[.D9]-[.C9]" office:value-type="float" office:value="916.990000000005" calcext:value-type="float">
            <text:p>916,990000000005</text:p>
          </table:table-cell>
          <table:table-cell table:style-name="ce10" table:formula="of:=[.E9]/[.C9]" office:value-type="percentage" office:value="0.0118364298563195" calcext:value-type="percentage">
            <text:p>1,1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30" calcext:value-type="date">
            <text:p>30/08/18</text:p>
          </table:table-cell>
          <table:table-cell office:value-type="float" office:value="78388.83" calcext:value-type="float">
            <text:p>78388,83</text:p>
          </table:table-cell>
          <table:table-cell office:value-type="float" office:value="76404.09" calcext:value-type="float">
            <text:p>76404,09</text:p>
          </table:table-cell>
          <table:table-cell table:style-name="Default" table:formula="of:=[.D10]-[.C10]" office:value-type="float" office:value="-1984.74000000001" calcext:value-type="float">
            <text:p>-1984,74000000001</text:p>
          </table:table-cell>
          <table:table-cell table:style-name="ce10" table:formula="of:=[.E10]/[.C10]" office:value-type="percentage" office:value="-0.0253191685601125" calcext:value-type="percentage">
            <text:p>-2,5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8-31" calcext:value-type="date">
            <text:p>31/08/18</text:p>
          </table:table-cell>
          <table:table-cell office:value-type="float" office:value="76385.67" calcext:value-type="float">
            <text:p>76385,67</text:p>
          </table:table-cell>
          <table:table-cell office:value-type="float" office:value="76677.53" calcext:value-type="float">
            <text:p>76677,53</text:p>
          </table:table-cell>
          <table:table-cell table:style-name="Default" table:formula="of:=[.D11]-[.C11]" office:value-type="float" office:value="291.860000000001" calcext:value-type="float">
            <text:p>291,860000000001</text:p>
          </table:table-cell>
          <table:table-cell table:style-name="ce10" table:formula="of:=[.E11]/[.C11]" office:value-type="percentage" office:value="0.00382087373194476" calcext:value-type="percentage">
            <text:p>0,3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03" calcext:value-type="date">
            <text:p>03/09/18</text:p>
          </table:table-cell>
          <table:table-cell office:value-type="float" office:value="76675.48" calcext:value-type="float">
            <text:p>76675,48</text:p>
          </table:table-cell>
          <table:table-cell office:value-type="float" office:value="76192.73" calcext:value-type="float">
            <text:p>76192,73</text:p>
          </table:table-cell>
          <table:table-cell table:style-name="Default" table:formula="of:=[.D12]-[.C12]" office:value-type="float" office:value="-482.75" calcext:value-type="float">
            <text:p>-482,75</text:p>
          </table:table-cell>
          <table:table-cell table:style-name="ce10" table:formula="of:=[.E12]/[.C12]" office:value-type="percentage" office:value="-0.0062960153624079" calcext:value-type="percentage">
            <text:p>-0,6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04" calcext:value-type="date">
            <text:p>04/09/18</text:p>
          </table:table-cell>
          <table:table-cell office:value-type="float" office:value="76192.18" calcext:value-type="float">
            <text:p>76192,18</text:p>
          </table:table-cell>
          <table:table-cell office:value-type="float" office:value="74711.8" calcext:value-type="float">
            <text:p>74711,8</text:p>
          </table:table-cell>
          <table:table-cell table:style-name="Default" table:formula="of:=[.D13]-[.C13]" office:value-type="float" office:value="-1480.37999999999" calcext:value-type="float">
            <text:p>-1480,37999999999</text:p>
          </table:table-cell>
          <table:table-cell table:style-name="ce10" table:formula="of:=[.E13]/[.C13]" office:value-type="percentage" office:value="-0.0194295530066208" calcext:value-type="percentage">
            <text:p>-1,94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3">
            <text:p>Ibope número 2</text:p>
          </table:table-cell>
          <table:table-cell table:style-name="ce1" office:value-type="date" office:date-value="2018-09-05" calcext:value-type="date">
            <text:p>05/09/18</text:p>
          </table:table-cell>
          <table:table-cell office:value-type="float" office:value="74712.14" calcext:value-type="float">
            <text:p>74712,14</text:p>
          </table:table-cell>
          <table:table-cell office:value-type="float" office:value="75092.27" calcext:value-type="float">
            <text:p>75092,27</text:p>
          </table:table-cell>
          <table:table-cell table:style-name="Default" table:formula="of:=[.D14]-[.C14]" office:value-type="float" office:value="380.130000000005" calcext:value-type="float">
            <text:p>380,130000000005</text:p>
          </table:table-cell>
          <table:table-cell table:style-name="ce10" table:formula="of:=[.E14]/[.C14]" office:value-type="percentage" office:value="0.0050879281466172" calcext:value-type="percentage">
            <text:p>0,51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06" calcext:value-type="date">
            <text:p>06/09/18</text:p>
          </table:table-cell>
          <table:table-cell office:value-type="float" office:value="75098.3" calcext:value-type="float">
            <text:p>75098,3</text:p>
          </table:table-cell>
          <table:table-cell office:value-type="float" office:value="76416.01" calcext:value-type="float">
            <text:p>76416,01</text:p>
          </table:table-cell>
          <table:table-cell table:style-name="Default" table:formula="of:=[.D15]-[.C15]" office:value-type="float" office:value="1317.70999999999" calcext:value-type="float">
            <text:p>1317,70999999999</text:p>
          </table:table-cell>
          <table:table-cell table:style-name="ce10" table:formula="of:=[.E15]/[.C15]" office:value-type="percentage" office:value="0.0175464690945067" calcext:value-type="percentage">
            <text:p>1,75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10" calcext:value-type="date">
            <text:p>10/09/18</text:p>
          </table:table-cell>
          <table:table-cell office:value-type="float" office:value="76416.01" calcext:value-type="float">
            <text:p>76416,01</text:p>
          </table:table-cell>
          <table:table-cell office:value-type="float" office:value="76436.35" calcext:value-type="float">
            <text:p>76436,35</text:p>
          </table:table-cell>
          <table:table-cell table:style-name="Default" table:formula="of:=[.D16]-[.C16]" office:value-type="float" office:value="20.3400000000111" calcext:value-type="float">
            <text:p>20,3400000000111</text:p>
          </table:table-cell>
          <table:table-cell table:style-name="ce10" table:formula="of:=[.E16]/[.C16]" office:value-type="percentage" office:value="0.000266174588283412" calcext:value-type="percentage">
            <text:p>0,03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5">
            <text:p>Ibope número 3</text:p>
          </table:table-cell>
          <table:table-cell table:style-name="ce1" office:value-type="date" office:date-value="2018-09-11" calcext:value-type="date">
            <text:p>11/09/18</text:p>
          </table:table-cell>
          <table:table-cell office:value-type="float" office:value="76437.15" calcext:value-type="float">
            <text:p>76437,15</text:p>
          </table:table-cell>
          <table:table-cell office:value-type="float" office:value="74656.51" calcext:value-type="float">
            <text:p>74656,51</text:p>
          </table:table-cell>
          <table:table-cell table:style-name="Default" table:formula="of:=[.D17]-[.C17]" office:value-type="float" office:value="-1780.64" calcext:value-type="float">
            <text:p>-1780,64</text:p>
          </table:table-cell>
          <table:table-cell table:style-name="ce10" table:formula="of:=[.E17]/[.C17]" office:value-type="percentage" office:value="-0.0232954787037455" calcext:value-type="percentage">
            <text:p>-2,3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12" calcext:value-type="date">
            <text:p>12/09/18</text:p>
          </table:table-cell>
          <table:table-cell office:value-type="float" office:value="74679.79" calcext:value-type="float">
            <text:p>74679,79</text:p>
          </table:table-cell>
          <table:table-cell office:value-type="float" office:value="75124.81" calcext:value-type="float">
            <text:p>75124,81</text:p>
          </table:table-cell>
          <table:table-cell table:style-name="Default" table:formula="of:=[.D18]-[.C18]" office:value-type="float" office:value="445.020000000004" calcext:value-type="float">
            <text:p>445,020000000004</text:p>
          </table:table-cell>
          <table:table-cell table:style-name="ce10" table:formula="of:=[.E18]/[.C18]" office:value-type="percentage" office:value="0.00595904193088926" calcext:value-type="percentage">
            <text:p>0,60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13" calcext:value-type="date">
            <text:p>13/09/18</text:p>
          </table:table-cell>
          <table:table-cell office:value-type="float" office:value="75126.02" calcext:value-type="float">
            <text:p>75126,02</text:p>
          </table:table-cell>
          <table:table-cell office:value-type="float" office:value="74686.67" calcext:value-type="float">
            <text:p>74686,67</text:p>
          </table:table-cell>
          <table:table-cell table:style-name="Default" table:formula="of:=[.D19]-[.C19]" office:value-type="float" office:value="-439.350000000006" calcext:value-type="float">
            <text:p>-439,350000000006</text:p>
          </table:table-cell>
          <table:table-cell table:style-name="ce10" table:formula="of:=[.E19]/[.C19]" office:value-type="percentage" office:value="-0.00584817350899204" calcext:value-type="percentage">
            <text:p>-0,5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14" calcext:value-type="date">
            <text:p>14/09/18</text:p>
          </table:table-cell>
          <table:table-cell office:value-type="float" office:value="74686.67" calcext:value-type="float">
            <text:p>74686,67</text:p>
          </table:table-cell>
          <table:table-cell office:value-type="float" office:value="75429.09" calcext:value-type="float">
            <text:p>75429,09</text:p>
          </table:table-cell>
          <table:table-cell table:style-name="Default" table:formula="of:=[.D20]-[.C20]" office:value-type="float" office:value="742.419999999998" calcext:value-type="float">
            <text:p>742,419999999998</text:p>
          </table:table-cell>
          <table:table-cell table:style-name="ce10" table:formula="of:=[.E20]/[.C20]" office:value-type="percentage" office:value="0.00994046193249744" calcext:value-type="percentage">
            <text:p>0,99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17" calcext:value-type="date">
            <text:p>17/09/18</text:p>
          </table:table-cell>
          <table:table-cell office:value-type="float" office:value="75428.42" calcext:value-type="float">
            <text:p>75428,42</text:p>
          </table:table-cell>
          <table:table-cell office:value-type="float" office:value="76788.85" calcext:value-type="float">
            <text:p>76788,85</text:p>
          </table:table-cell>
          <table:table-cell table:style-name="Default" table:formula="of:=[.D21]-[.C21]" office:value-type="float" office:value="1360.43000000001" calcext:value-type="float">
            <text:p>1360,43000000001</text:p>
          </table:table-cell>
          <table:table-cell table:style-name="ce10" table:formula="of:=[.E21]/[.C21]" office:value-type="percentage" office:value="0.0180360399965956" calcext:value-type="percentage">
            <text:p>1,80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4">
            <text:p>Ibope número 4</text:p>
          </table:table-cell>
          <table:table-cell table:style-name="ce1" office:value-type="date" office:date-value="2018-09-18" calcext:value-type="date">
            <text:p>18/09/18</text:p>
          </table:table-cell>
          <table:table-cell office:value-type="float" office:value="76780.71" calcext:value-type="float">
            <text:p>76780,71</text:p>
          </table:table-cell>
          <table:table-cell office:value-type="float" office:value="78313.96" calcext:value-type="float">
            <text:p>78313,96</text:p>
          </table:table-cell>
          <table:table-cell table:style-name="Default" table:formula="of:=[.D22]-[.C22]" office:value-type="float" office:value="1533.25" calcext:value-type="float">
            <text:p>1533,25</text:p>
          </table:table-cell>
          <table:table-cell table:style-name="ce10" table:formula="of:=[.E22]/[.C22]" office:value-type="percentage" office:value="0.0199692084118524" calcext:value-type="percentage">
            <text:p>2,00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19" calcext:value-type="date">
            <text:p>19/09/18</text:p>
          </table:table-cell>
          <table:table-cell office:value-type="float" office:value="78268.35" calcext:value-type="float">
            <text:p>78268,35</text:p>
          </table:table-cell>
          <table:table-cell office:value-type="float" office:value="78168.66" calcext:value-type="float">
            <text:p>78168,66</text:p>
          </table:table-cell>
          <table:table-cell table:style-name="Default" table:formula="of:=[.D23]-[.C23]" office:value-type="float" office:value="-99.6900000000023" calcext:value-type="float">
            <text:p>-99,6900000000023</text:p>
          </table:table-cell>
          <table:table-cell table:style-name="ce10" table:formula="of:=[.E23]/[.C23]" office:value-type="percentage" office:value="-0.00127369492266034" calcext:value-type="percentage">
            <text:p>-0,1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20" calcext:value-type="date">
            <text:p>20/09/18</text:p>
          </table:table-cell>
          <table:table-cell office:value-type="float" office:value="78168.66" calcext:value-type="float">
            <text:p>78168,66</text:p>
          </table:table-cell>
          <table:table-cell office:value-type="float" office:value="78116.01" calcext:value-type="float">
            <text:p>78116,01</text:p>
          </table:table-cell>
          <table:table-cell table:style-name="Default" table:formula="of:=[.D24]-[.C24]" office:value-type="float" office:value="-52.6500000000087" calcext:value-type="float">
            <text:p>-52,6500000000087</text:p>
          </table:table-cell>
          <table:table-cell table:style-name="ce10" table:formula="of:=[.E24]/[.C24]" office:value-type="percentage" office:value="-0.000673543591511083" calcext:value-type="percentage">
            <text:p>-0,07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21" calcext:value-type="date">
            <text:p>21/09/18</text:p>
          </table:table-cell>
          <table:table-cell office:value-type="float" office:value="78116.32" calcext:value-type="float">
            <text:p>78116,32</text:p>
          </table:table-cell>
          <table:table-cell office:value-type="float" office:value="79444.29" calcext:value-type="float">
            <text:p>79444,29</text:p>
          </table:table-cell>
          <table:table-cell table:style-name="Default" table:formula="of:=[.D25]-[.C25]" office:value-type="float" office:value="1327.96999999999" calcext:value-type="float">
            <text:p>1327,96999999999</text:p>
          </table:table-cell>
          <table:table-cell table:style-name="ce10" table:formula="of:=[.E25]/[.C25]" office:value-type="percentage" office:value="0.016999904757418" calcext:value-type="percentage">
            <text:p>1,70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Ibope número 5</text:p>
          </table:table-cell>
          <table:table-cell table:style-name="ce1" office:value-type="date" office:date-value="2018-09-24" calcext:value-type="date">
            <text:p>24/09/18</text:p>
          </table:table-cell>
          <table:table-cell office:value-type="float" office:value="79446.73" calcext:value-type="float">
            <text:p>79446,73</text:p>
          </table:table-cell>
          <table:table-cell office:value-type="float" office:value="77984.18" calcext:value-type="float">
            <text:p>77984,18</text:p>
          </table:table-cell>
          <table:table-cell table:style-name="Default" table:formula="of:=[.D26]-[.C26]" office:value-type="float" office:value="-1462.55" calcext:value-type="float">
            <text:p>-1462,55</text:p>
          </table:table-cell>
          <table:table-cell table:style-name="ce10" table:formula="of:=[.E26]/[.C26]" office:value-type="percentage" office:value="-0.0184091906614659" calcext:value-type="percentage">
            <text:p>-1,84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25" calcext:value-type="date">
            <text:p>25/09/18</text:p>
          </table:table-cell>
          <table:table-cell office:value-type="float" office:value="77979.59" calcext:value-type="float">
            <text:p>77979,59</text:p>
          </table:table-cell>
          <table:table-cell office:value-type="float" office:value="78656.16" calcext:value-type="float">
            <text:p>78656,16</text:p>
          </table:table-cell>
          <table:table-cell table:style-name="Default" table:formula="of:=[.D27]-[.C27]" office:value-type="float" office:value="676.570000000007" calcext:value-type="float">
            <text:p>676,570000000007</text:p>
          </table:table-cell>
          <table:table-cell table:style-name="ce10" table:formula="of:=[.E27]/[.C27]" office:value-type="percentage" office:value="0.00867624464298936" calcext:value-type="percentage">
            <text:p>0,87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3">
            <text:p>Ibope número 6</text:p>
          </table:table-cell>
          <table:table-cell table:style-name="ce1" office:value-type="date" office:date-value="2018-09-26" calcext:value-type="date">
            <text:p>26/09/18</text:p>
          </table:table-cell>
          <table:table-cell office:value-type="float" office:value="78634.18" calcext:value-type="float">
            <text:p>78634,18</text:p>
          </table:table-cell>
          <table:table-cell office:value-type="float" office:value="78656.16" calcext:value-type="float">
            <text:p>78656,16</text:p>
          </table:table-cell>
          <table:table-cell table:style-name="Default" table:formula="of:=[.D28]-[.C28]" office:value-type="float" office:value="21.9800000000105" calcext:value-type="float">
            <text:p>21,9800000000105</text:p>
          </table:table-cell>
          <table:table-cell table:style-name="ce10" table:formula="of:=[.E28]/[.C28]" office:value-type="percentage" office:value="0.000279522212859732" calcext:value-type="percentage">
            <text:p>0,0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27" calcext:value-type="date">
            <text:p>27/09/18</text:p>
          </table:table-cell>
          <table:table-cell office:value-type="float" office:value="78675.71" calcext:value-type="float">
            <text:p>78675,71</text:p>
          </table:table-cell>
          <table:table-cell office:value-type="float" office:value="80000.09" calcext:value-type="float">
            <text:p>80000,09</text:p>
          </table:table-cell>
          <table:table-cell table:style-name="Default" table:formula="of:=[.D29]-[.C29]" office:value-type="float" office:value="1324.37999999999" calcext:value-type="float">
            <text:p>1324,37999999999</text:p>
          </table:table-cell>
          <table:table-cell table:style-name="ce10" table:formula="of:=[.E29]/[.C29]" office:value-type="percentage" office:value="0.0168334038548872" calcext:value-type="percentage">
            <text:p>1,6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09-28" calcext:value-type="date">
            <text:p>28/09/18</text:p>
          </table:table-cell>
          <table:table-cell office:value-type="float" office:value="80000.09" calcext:value-type="float">
            <text:p>80000,09</text:p>
          </table:table-cell>
          <table:table-cell office:value-type="float" office:value="79342.42" calcext:value-type="float">
            <text:p>79342,42</text:p>
          </table:table-cell>
          <table:table-cell table:style-name="Default" table:formula="of:=[.D30]-[.C30]" office:value-type="float" office:value="-657.669999999998" calcext:value-type="float">
            <text:p>-657,669999999998</text:p>
          </table:table-cell>
          <table:table-cell table:style-name="ce10" table:formula="of:=[.E30]/[.C30]" office:value-type="percentage" office:value="-0.00822086575152601" calcext:value-type="percentage">
            <text:p>-0,82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Ibope número 7</text:p>
          </table:table-cell>
          <table:table-cell table:style-name="ce1" office:value-type="date" office:date-value="2018-10-01" calcext:value-type="date">
            <text:p>01/10/18</text:p>
          </table:table-cell>
          <table:table-cell office:value-type="float" office:value="79350.43" calcext:value-type="float">
            <text:p>79350,43</text:p>
          </table:table-cell>
          <table:table-cell office:value-type="float" office:value="78090.72" calcext:value-type="float">
            <text:p>78090,72</text:p>
          </table:table-cell>
          <table:table-cell table:style-name="Default" table:formula="of:=[.D31]-[.C31]" office:value-type="float" office:value="-1259.70999999999" calcext:value-type="float">
            <text:p>-1259,70999999999</text:p>
          </table:table-cell>
          <table:table-cell table:style-name="ce10" table:formula="of:=[.E31]/[.C31]" office:value-type="percentage" office:value="-0.0158752762902481" calcext:value-type="percentage">
            <text:p>-1,59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02" calcext:value-type="date">
            <text:p>02/10/18</text:p>
          </table:table-cell>
          <table:table-cell office:value-type="float" office:value="78625.46" calcext:value-type="float">
            <text:p>78625,46</text:p>
          </table:table-cell>
          <table:table-cell office:value-type="float" office:value="81612.28" calcext:value-type="float">
            <text:p>81612,28</text:p>
          </table:table-cell>
          <table:table-cell table:style-name="Default" table:formula="of:=[.D32]-[.C32]" office:value-type="float" office:value="2986.81999999999" calcext:value-type="float">
            <text:p>2986,81999999999</text:p>
          </table:table-cell>
          <table:table-cell table:style-name="ce10" table:formula="of:=[.E32]/[.C32]" office:value-type="percentage" office:value="0.0379879494504705" calcext:value-type="percentage">
            <text:p>3,80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3">
            <text:p>Ibope número 8</text:p>
          </table:table-cell>
          <table:table-cell table:style-name="ce1" office:value-type="date" office:date-value="2018-10-03" calcext:value-type="date">
            <text:p>03/10/18</text:p>
          </table:table-cell>
          <table:table-cell office:value-type="float" office:value="81624.31" calcext:value-type="float">
            <text:p>81624,31</text:p>
          </table:table-cell>
          <table:table-cell office:value-type="float" office:value="83273.4" calcext:value-type="float">
            <text:p>83273,4</text:p>
          </table:table-cell>
          <table:table-cell table:style-name="Default" table:formula="of:=[.D33]-[.C33]" office:value-type="float" office:value="1649.09" calcext:value-type="float">
            <text:p>1649,09</text:p>
          </table:table-cell>
          <table:table-cell table:style-name="ce10" table:formula="of:=[.E33]/[.C33]" office:value-type="percentage" office:value="0.0202034173397606" calcext:value-type="percentage">
            <text:p>2,02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04" calcext:value-type="date">
            <text:p>04/10/18</text:p>
          </table:table-cell>
          <table:table-cell office:value-type="float" office:value="83275.01" calcext:value-type="float">
            <text:p>83275,01</text:p>
          </table:table-cell>
          <table:table-cell office:value-type="float" office:value="82952.81" calcext:value-type="float">
            <text:p>82952,81</text:p>
          </table:table-cell>
          <table:table-cell table:style-name="Default" table:formula="of:=[.D34]-[.C34]" office:value-type="float" office:value="-322.199999999997" calcext:value-type="float">
            <text:p>-322,199999999997</text:p>
          </table:table-cell>
          <table:table-cell table:style-name="ce10" table:formula="of:=[.E34]/[.C34]" office:value-type="percentage" office:value="-0.00386910791124489" calcext:value-type="percentage">
            <text:p>-0,39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05" calcext:value-type="date">
            <text:p>05/10/18</text:p>
          </table:table-cell>
          <table:table-cell office:value-type="float" office:value="82972.09" calcext:value-type="float">
            <text:p>82972,09</text:p>
          </table:table-cell>
          <table:table-cell office:value-type="float" office:value="82321.52" calcext:value-type="float">
            <text:p>82321,52</text:p>
          </table:table-cell>
          <table:table-cell table:style-name="Default" table:formula="of:=[.D35]-[.C35]" office:value-type="float" office:value="-650.569999999992" calcext:value-type="float">
            <text:p>-650,569999999992</text:p>
          </table:table-cell>
          <table:table-cell table:style-name="ce10" table:formula="of:=[.E35]/[.C35]" office:value-type="percentage" office:value="-0.00784082936804403" calcext:value-type="percentage">
            <text:p>-0,78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4">
            <text:p>Ibope número 9</text:p>
          </table:table-cell>
          <table:table-cell table:style-name="ce1" office:value-type="date" office:date-value="2018-10-08" calcext:value-type="date">
            <text:p>08/10/18</text:p>
          </table:table-cell>
          <table:table-cell office:value-type="float" office:value="82324.46" calcext:value-type="float">
            <text:p>82324,46</text:p>
          </table:table-cell>
          <table:table-cell office:value-type="float" office:value="86083.91" calcext:value-type="float">
            <text:p>86083,91</text:p>
          </table:table-cell>
          <table:table-cell table:style-name="Default" table:formula="of:=[.D36]-[.C36]" office:value-type="float" office:value="3759.45" calcext:value-type="float">
            <text:p>3759,45</text:p>
          </table:table-cell>
          <table:table-cell table:style-name="ce10" table:formula="of:=[.E36]/[.C36]" office:value-type="percentage" office:value="0.0456662576347297" calcext:value-type="percentage">
            <text:p>4,57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09" calcext:value-type="date">
            <text:p>09/10/18</text:p>
          </table:table-cell>
          <table:table-cell office:value-type="float" office:value="86052.94" calcext:value-type="float">
            <text:p>86052,94</text:p>
          </table:table-cell>
          <table:table-cell office:value-type="float" office:value="86087.55" calcext:value-type="float">
            <text:p>86087,55</text:p>
          </table:table-cell>
          <table:table-cell table:style-name="Default" table:formula="of:=[.D37]-[.C37]" office:value-type="float" office:value="34.6100000000006" calcext:value-type="float">
            <text:p>34,6100000000006</text:p>
          </table:table-cell>
          <table:table-cell table:style-name="ce10" table:formula="of:=[.E37]/[.C37]" office:value-type="percentage" office:value="0.000402194277150793" calcext:value-type="percentage">
            <text:p>0,04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10" calcext:value-type="date">
            <text:p>10/10/18</text:p>
          </table:table-cell>
          <table:table-cell office:value-type="float" office:value="86084.48" calcext:value-type="float">
            <text:p>86084,48</text:p>
          </table:table-cell>
          <table:table-cell office:value-type="float" office:value="83679.11" calcext:value-type="float">
            <text:p>83679,11</text:p>
          </table:table-cell>
          <table:table-cell table:style-name="Default" table:formula="of:=[.D38]-[.C38]" office:value-type="float" office:value="-2405.37" calcext:value-type="float">
            <text:p>-2405,37</text:p>
          </table:table-cell>
          <table:table-cell table:style-name="ce10" table:formula="of:=[.E38]/[.C38]" office:value-type="percentage" office:value="-0.027941970492242" calcext:value-type="percentage">
            <text:p>-2,79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11" calcext:value-type="date">
            <text:p>11/10/18</text:p>
          </table:table-cell>
          <table:table-cell office:value-type="float" office:value="83700.4" calcext:value-type="float">
            <text:p>83700,4</text:p>
          </table:table-cell>
          <table:table-cell office:value-type="float" office:value="82921.08" calcext:value-type="float">
            <text:p>82921,08</text:p>
          </table:table-cell>
          <table:table-cell table:style-name="Default" table:formula="of:=[.D39]-[.C39]" office:value-type="float" office:value="-779.319999999992" calcext:value-type="float">
            <text:p>-779,319999999992</text:p>
          </table:table-cell>
          <table:table-cell table:style-name="ce10" table:formula="of:=[.E39]/[.C39]" office:value-type="percentage" office:value="-0.00931082766629541" calcext:value-type="percentage">
            <text:p>-0,93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6">
            <text:p>Ibope número 10</text:p>
          </table:table-cell>
          <table:table-cell table:style-name="ce1" office:value-type="date" office:date-value="2018-10-15" calcext:value-type="date">
            <text:p>15/10/18</text:p>
          </table:table-cell>
          <table:table-cell office:value-type="float" office:value="82922.49" calcext:value-type="float">
            <text:p>82922,49</text:p>
          </table:table-cell>
          <table:table-cell office:value-type="float" office:value="83359.76" calcext:value-type="float">
            <text:p>83359,76</text:p>
          </table:table-cell>
          <table:table-cell table:style-name="Default" table:formula="of:=[.D40]-[.C40]" office:value-type="float" office:value="437.26999999999" calcext:value-type="float">
            <text:p>437,26999999999</text:p>
          </table:table-cell>
          <table:table-cell table:style-name="ce10" table:formula="of:=[.E40]/[.C40]" office:value-type="percentage" office:value="0.00527323769462289" calcext:value-type="percentage">
            <text:p>0,5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16" calcext:value-type="date">
            <text:p>16/10/18</text:p>
          </table:table-cell>
          <table:table-cell office:value-type="float" office:value="83420.01" calcext:value-type="float">
            <text:p>83420,01</text:p>
          </table:table-cell>
          <table:table-cell office:value-type="float" office:value="85717.56" calcext:value-type="float">
            <text:p>85717,56</text:p>
          </table:table-cell>
          <table:table-cell table:style-name="Default" table:formula="of:=[.D41]-[.C41]" office:value-type="float" office:value="2297.55" calcext:value-type="float">
            <text:p>2297,55</text:p>
          </table:table-cell>
          <table:table-cell table:style-name="ce10" table:formula="of:=[.E41]/[.C41]" office:value-type="percentage" office:value="0.0275419530637793" calcext:value-type="percentage">
            <text:p>2,75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17" calcext:value-type="date">
            <text:p>17/10/18</text:p>
          </table:table-cell>
          <table:table-cell office:value-type="float" office:value="85713.92" calcext:value-type="float">
            <text:p>85713,92</text:p>
          </table:table-cell>
          <table:table-cell office:value-type="float" office:value="85763.95" calcext:value-type="float">
            <text:p>85763,95</text:p>
          </table:table-cell>
          <table:table-cell table:style-name="Default" table:formula="of:=[.D42]-[.C42]" office:value-type="float" office:value="50.0299999999988" calcext:value-type="float">
            <text:p>50,0299999999988</text:p>
          </table:table-cell>
          <table:table-cell table:style-name="ce10" table:formula="of:=[.E42]/[.C42]" office:value-type="percentage" office:value="0.000583685823726168" calcext:value-type="percentage">
            <text:p>0,06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18" calcext:value-type="date">
            <text:p>18/10/18</text:p>
          </table:table-cell>
          <table:table-cell office:value-type="float" office:value="85759.82" calcext:value-type="float">
            <text:p>85759,82</text:p>
          </table:table-cell>
          <table:table-cell office:value-type="float" office:value="83847.12" calcext:value-type="float">
            <text:p>83847,12</text:p>
          </table:table-cell>
          <table:table-cell table:style-name="Default" table:formula="of:=[.D43]-[.C43]" office:value-type="float" office:value="-1912.70000000001" calcext:value-type="float">
            <text:p>-1912,70000000001</text:p>
          </table:table-cell>
          <table:table-cell table:style-name="ce10" table:formula="of:=[.E43]/[.C43]" office:value-type="percentage" office:value="-0.0223029852441389" calcext:value-type="percentage">
            <text:p>-2,23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19" calcext:value-type="date">
            <text:p>19/10/18</text:p>
          </table:table-cell>
          <table:table-cell office:value-type="float" office:value="83845.35" calcext:value-type="float">
            <text:p>83845,35</text:p>
          </table:table-cell>
          <table:table-cell office:value-type="float" office:value="84219.74" calcext:value-type="float">
            <text:p>84219,74</text:p>
          </table:table-cell>
          <table:table-cell table:style-name="Default" table:formula="of:=[.D44]-[.C44]" office:value-type="float" office:value="374.389999999999" calcext:value-type="float">
            <text:p>374,389999999999</text:p>
          </table:table-cell>
          <table:table-cell table:style-name="ce10" table:formula="of:=[.E44]/[.C44]" office:value-type="percentage" office:value="0.00446524464385919" calcext:value-type="percentage">
            <text:p>0,45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22" calcext:value-type="date">
            <text:p>22/10/18</text:p>
          </table:table-cell>
          <table:table-cell office:value-type="float" office:value="84221.85" calcext:value-type="float">
            <text:p>84221,85</text:p>
          </table:table-cell>
          <table:table-cell office:value-type="float" office:value="85596.69" calcext:value-type="float">
            <text:p>85596,69</text:p>
          </table:table-cell>
          <table:table-cell table:style-name="Default" table:formula="of:=[.D45]-[.C45]" office:value-type="float" office:value="1374.84" calcext:value-type="float">
            <text:p>1374,84</text:p>
          </table:table-cell>
          <table:table-cell table:style-name="ce10" table:formula="of:=[.E45]/[.C45]" office:value-type="percentage" office:value="0.0163240299281006" calcext:value-type="percentage">
            <text:p>1,63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4">
            <text:p>Ibope número 11</text:p>
          </table:table-cell>
          <table:table-cell table:style-name="ce1" office:value-type="date" office:date-value="2018-10-23" calcext:value-type="date">
            <text:p>23/10/18</text:p>
          </table:table-cell>
          <table:table-cell office:value-type="float" office:value="85595.34" calcext:value-type="float">
            <text:p>85595,34</text:p>
          </table:table-cell>
          <table:table-cell office:value-type="float" office:value="85300.03" calcext:value-type="float">
            <text:p>85300,03</text:p>
          </table:table-cell>
          <table:table-cell table:style-name="Default" table:formula="of:=[.D46]-[.C46]" office:value-type="float" office:value="-295.309999999998" calcext:value-type="float">
            <text:p>-295,309999999998</text:p>
          </table:table-cell>
          <table:table-cell table:style-name="ce10" table:formula="of:=[.E46]/[.C46]" office:value-type="percentage" office:value="-0.00345007099685564" calcext:value-type="percentage">
            <text:p>-0,35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24" calcext:value-type="date">
            <text:p>24/10/18</text:p>
          </table:table-cell>
          <table:table-cell office:value-type="float" office:value="85301.87" calcext:value-type="float">
            <text:p>85301,87</text:p>
          </table:table-cell>
          <table:table-cell office:value-type="float" office:value="83063.56" calcext:value-type="float">
            <text:p>83063,56</text:p>
          </table:table-cell>
          <table:table-cell table:style-name="Default" table:formula="of:=[.D47]-[.C47]" office:value-type="float" office:value="-2238.31" calcext:value-type="float">
            <text:p>-2238,31</text:p>
          </table:table-cell>
          <table:table-cell table:style-name="ce10" table:formula="of:=[.E47]/[.C47]" office:value-type="percentage" office:value="-0.0262398702396559" calcext:value-type="percentage">
            <text:p>-2,62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25" calcext:value-type="date">
            <text:p>25/10/18</text:p>
          </table:table-cell>
          <table:table-cell office:value-type="float" office:value="83124.32" calcext:value-type="float">
            <text:p>83124,32</text:p>
          </table:table-cell>
          <table:table-cell office:value-type="float" office:value="84083.51" calcext:value-type="float">
            <text:p>84083,51</text:p>
          </table:table-cell>
          <table:table-cell table:style-name="Default" table:formula="of:=[.D48]-[.C48]" office:value-type="float" office:value="959.189999999988" calcext:value-type="float">
            <text:p>959,189999999988</text:p>
          </table:table-cell>
          <table:table-cell table:style-name="ce10" table:formula="of:=[.E48]/[.C48]" office:value-type="percentage" office:value="0.0115392222155921" calcext:value-type="percentage">
            <text:p>1,15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26" calcext:value-type="date">
            <text:p>26/10/18</text:p>
          </table:table-cell>
          <table:table-cell office:value-type="float" office:value="84083.51" calcext:value-type="float">
            <text:p>84083,51</text:p>
          </table:table-cell>
          <table:table-cell office:value-type="float" office:value="85719.87" calcext:value-type="float">
            <text:p>85719,87</text:p>
          </table:table-cell>
          <table:table-cell table:style-name="Default" table:formula="of:=[.D49]-[.C49]" office:value-type="float" office:value="1636.36" calcext:value-type="float">
            <text:p>1636,36</text:p>
          </table:table-cell>
          <table:table-cell table:style-name="ce10" table:formula="of:=[.E49]/[.C49]" office:value-type="percentage" office:value="0.0194611285851411" calcext:value-type="percentage">
            <text:p>1,95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4">
            <text:p>Ibope número 12</text:p>
          </table:table-cell>
          <table:table-cell table:style-name="ce1" office:value-type="date" office:date-value="2018-10-29" calcext:value-type="date">
            <text:p>29/10/18</text:p>
          </table:table-cell>
          <table:table-cell office:value-type="float" office:value="85728.47" calcext:value-type="float">
            <text:p>85728,47</text:p>
          </table:table-cell>
          <table:table-cell office:value-type="float" office:value="83796.71" calcext:value-type="float">
            <text:p>83796,71</text:p>
          </table:table-cell>
          <table:table-cell table:style-name="Default" table:formula="of:=[.D50]-[.C50]" office:value-type="float" office:value="-1931.75999999999" calcext:value-type="float">
            <text:p>-1931,75999999999</text:p>
          </table:table-cell>
          <table:table-cell table:style-name="ce10" table:formula="of:=[.E50]/[.C50]" office:value-type="percentage" office:value="-0.022533471086093" calcext:value-type="percentage">
            <text:p>-2,25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30" calcext:value-type="date">
            <text:p>30/10/18</text:p>
          </table:table-cell>
          <table:table-cell office:value-type="float" office:value="83801.52" calcext:value-type="float">
            <text:p>83801,52</text:p>
          </table:table-cell>
          <table:table-cell office:value-type="float" office:value="86885.71" calcext:value-type="float">
            <text:p>86885,71</text:p>
          </table:table-cell>
          <table:table-cell table:style-name="Default" table:formula="of:=[.D51]-[.C51]" office:value-type="float" office:value="3084.19" calcext:value-type="float">
            <text:p>3084,19</text:p>
          </table:table-cell>
          <table:table-cell table:style-name="ce10" table:formula="of:=[.E51]/[.C51]" office:value-type="percentage" office:value="0.0368035090532964" calcext:value-type="percentage">
            <text:p>3,68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0-31" calcext:value-type="date">
            <text:p>31/10/18</text:p>
          </table:table-cell>
          <table:table-cell office:value-type="float" office:value="86888.69" calcext:value-type="float">
            <text:p>86888,69</text:p>
          </table:table-cell>
          <table:table-cell office:value-type="float" office:value="87423.55" calcext:value-type="float">
            <text:p>87423,55</text:p>
          </table:table-cell>
          <table:table-cell table:style-name="Default" table:formula="of:=[.D52]-[.C52]" office:value-type="float" office:value="534.860000000001" calcext:value-type="float">
            <text:p>534,860000000001</text:p>
          </table:table-cell>
          <table:table-cell table:style-name="ce10" table:formula="of:=[.E52]/[.C52]" office:value-type="percentage" office:value="0.00615569183975499" calcext:value-type="percentage">
            <text:p>0,62%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date" office:date-value="2018-11-01" calcext:value-type="date">
            <text:p>01/11/18</text:p>
          </table:table-cell>
          <table:table-cell office:value-type="float" office:value="87427.56" calcext:value-type="float">
            <text:p>87427,56</text:p>
          </table:table-cell>
          <table:table-cell office:value-type="float" office:value="88419.05" calcext:value-type="float">
            <text:p>88419,05</text:p>
          </table:table-cell>
          <table:table-cell table:style-name="Default" table:formula="of:=[.D53]-[.C53]" office:value-type="float" office:value="991.490000000005" calcext:value-type="float">
            <text:p>991,490000000005</text:p>
          </table:table-cell>
          <table:table-cell table:style-name="ce10" table:formula="of:=[.E53]/[.C53]" office:value-type="percentage" office:value="0.011340703091794" calcext:value-type="percentage">
            <text:p>1,13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ce2" table:number-columns-spanned="5" table:number-rows-spanned="1"/>
          <table:covered-table-cell table:number-columns-repeated="3"/>
          <table:covered-table-cell table:style-name="ce7"/>
          <table:table-cell table:number-columns-repeated="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ce2" table:number-columns-spanned="5" table:number-rows-spanned="1"/>
          <table:covered-table-cell table:number-columns-repeated="3"/>
          <table:covered-table-cell table:style-name="ce7"/>
          <table:table-cell table:number-columns-repeated="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8511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Ibovespa.F2:Ibovespa.F53">
            <calcext:condition calcext:apply-style-name="Good" calcext:value="&gt;0" calcext:base-cell-address="Ibovespa.F2"/>
            <calcext:condition calcext:apply-style-name="Bad" calcext:value="&lt;=0" calcext:base-cell-address="Ibovespa.F2"/>
          </calcext:conditional-format>
        </calcext:conditional-formats>
      </table:table>
      <table:table table:name="Ibope" table:style-name="ta1">
        <table:table-column table:style-name="co9" table:default-cell-style-name="ce11"/>
        <table:table-column table:style-name="co10" table:default-cell-style-name="ce15"/>
        <table:table-column table:style-name="co11" table:default-cell-style-name="ce12"/>
        <table:table-column table:style-name="co12" table:default-cell-style-name="ce12"/>
        <table:table-row table:style-name="ro1">
          <table:table-cell office:value-type="string" calcext:value-type="string">
            <text:p>Número do Ibope</text:p>
          </table:table-cell>
          <table:table-cell table:style-name="ce11" office:value-type="string" calcext:value-type="string">
            <text:p>Data de publicação</text:p>
          </table:table-cell>
          <table:table-cell table:style-name="ce11" office:value-type="string" calcext:value-type="string">
            <text:p>Intenção de Voto Jair Bolsonaro</text:p>
          </table:table-cell>
          <table:table-cell table:style-name="ce11" office:value-type="string" calcext:value-type="string">
            <text:p>Intenção de Voto Fernando Had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0" calcext:value-type="date">
            <text:p>20/08/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05" calcext:value-type="date">
            <text:p>05/09/1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9-11" calcext:value-type="date">
            <text:p>11/09/1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9-18" calcext:value-type="date">
            <text:p>18/09/1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9-24" calcext:value-type="date">
            <text:p>24/09/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9-26" calcext:value-type="date">
            <text:p>26/09/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10-01" calcext:value-type="date">
            <text:p>01/10/1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10-03" calcext:value-type="date">
            <text:p>03/10/1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8-10-08" calcext:value-type="date">
            <text:p>08/10/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8-10-15" calcext:value-type="date">
            <text:p>15/10/1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8-10-23" calcext:value-type="date">
            <text:p>23/10/1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10-29" calcext:value-type="date">
            <text:p>29/10/1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statísticas Ibovespa" table:style-name="ta1">
        <table:table-column table:style-name="co9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ce13"/>
        <table:table-column table:style-name="co14" table:number-columns-repeated="2" table:default-cell-style-name="Default"/>
        <table:table-row table:style-name="ro1">
          <table:table-cell table:style-name="ce11" office:value-type="string" calcext:value-type="string">
            <text:p>Número do Ibope</text:p>
          </table:table-cell>
          <table:table-cell table:style-name="ce11" office:value-type="string" calcext:value-type="string">
            <text:p>Média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ínimo</text:p>
          </table:table-cell>
          <table:table-cell table:style-name="ce11" office:value-type="string" calcext:value-type="string">
            <text:p>Máximo</text:p>
          </table:table-cell>
          <table:table-cell table:style-name="ce11" office:value-type="string" calcext:value-type="string">
            <text:p>Primeiro quartil</text:p>
          </table:table-cell>
          <table:table-cell table:style-name="ce11" office:value-type="string" calcext:value-type="string">
            <text:p>Terceiro quartil</text:p>
          </table:table-cell>
          <table:table-cell table:style-name="ce11" office:value-type="string" calcext:value-type="string">
            <text:p>Desvio padrão</text:p>
          </table:table-cell>
          <table:table-cell table:style-name="ce11" office:value-type="string" calcext:value-type="string">
            <text:p>Variância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table:formula="of:=SUM([Ibovespa.E2:.E13])/COUNT([Ibovespa.E2:.E13])" office:value-type="float" office:value="-107.795833333332" calcext:value-type="float">
            <text:p>-107,795833333332</text:p>
          </table:table-cell>
          <table:table-cell table:style-name="ce12" table:formula="of:=MEDIAN([Ibovespa.E2:.E13])" office:value-type="float" office:value="-81.1999999999971" calcext:value-type="float">
            <text:p>-81,1999999999971</text:p>
          </table:table-cell>
          <table:table-cell table:style-name="ce12" table:formula="of:=MIN([Ibovespa.E2:.E13])" office:value-type="float" office:value="-1984.74000000001" calcext:value-type="float">
            <text:p>-1984,74000000001</text:p>
          </table:table-cell>
          <table:table-cell table:style-name="ce12" table:formula="of:=MAX([Ibovespa.E2:.E13])" office:value-type="float" office:value="1730.93000000001" calcext:value-type="float">
            <text:p>1730,93000000001</text:p>
          </table:table-cell>
          <table:table-cell table:style-name="ce12" table:formula="of:=QUARTILE([Ibovespa.E2:.E13];1)" office:value-type="float" office:value="-1175.8875" calcext:value-type="float">
            <text:p>-1175,8875</text:p>
          </table:table-cell>
          <table:table-cell table:style-name="ce12" table:formula="of:=QUARTILE([Ibovespa.E2:.E13];3)" office:value-type="float" office:value="690.407499999994" calcext:value-type="float">
            <text:p>690,407499999994</text:p>
          </table:table-cell>
          <table:table-cell table:style-name="ce12" table:formula="of:=STDEV([Ibovespa.E2:.E13])" office:value-type="float" office:value="1225.0028951317" calcext:value-type="float">
            <text:p>1225,0028951317</text:p>
          </table:table-cell>
          <table:table-cell table:style-name="ce12" table:formula="of:=VARA([Ibovespa.E2:.E13])" office:value-type="float" office:value="1500632.09308106" calcext:value-type="float">
            <text:p>1500632,09308106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table:formula="of:=SUM([Ibovespa.E14:.E16])/COUNT([Ibovespa.E14:.E16])" office:value-type="float" office:value="572.726666666669" calcext:value-type="float">
            <text:p>572,726666666669</text:p>
          </table:table-cell>
          <table:table-cell table:style-name="ce12" table:formula="of:=MEDIAN([Ibovespa.E14:.E16])" office:value-type="float" office:value="380.130000000005" calcext:value-type="float">
            <text:p>380,130000000005</text:p>
          </table:table-cell>
          <table:table-cell table:style-name="ce12" table:formula="of:=MIN([Ibovespa.E14:.E16])" office:value-type="float" office:value="20.3400000000111" calcext:value-type="float">
            <text:p>20,3400000000111</text:p>
          </table:table-cell>
          <table:table-cell table:style-name="ce12" table:formula="of:=MAX([Ibovespa.E14:.E16])" office:value-type="float" office:value="1317.70999999999" calcext:value-type="float">
            <text:p>1317,70999999999</text:p>
          </table:table-cell>
          <table:table-cell table:style-name="ce12" table:formula="of:=QUARTILE([Ibovespa.E14:.E16];1)" office:value-type="float" office:value="200.235000000008" calcext:value-type="float">
            <text:p>200,235000000008</text:p>
          </table:table-cell>
          <table:table-cell table:style-name="ce12" table:formula="of:=QUARTILE([Ibovespa.E14:.E16];3)" office:value-type="float" office:value="848.919999999998" calcext:value-type="float">
            <text:p>848,919999999998</text:p>
          </table:table-cell>
          <table:table-cell table:style-name="ce14" table:formula="of:=STDEV([Ibovespa.E14:.E16])" office:value-type="float" office:value="669.785291144349" calcext:value-type="float">
            <text:p>669,785291144349</text:p>
          </table:table-cell>
          <table:table-cell table:style-name="ce12" table:formula="of:=VARA([Ibovespa.E14:.E16])" office:value-type="float" office:value="448612.33623332" calcext:value-type="float">
            <text:p>448612,33623332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2" table:formula="of:=SUM([Ibovespa.E17:.E21])/COUNT([Ibovespa.E17:.E21])" office:value-type="float" office:value="65.5760000000009" calcext:value-type="float">
            <text:p>65,5760000000009</text:p>
          </table:table-cell>
          <table:table-cell table:style-name="ce12" table:formula="of:=MEDIAN([Ibovespa.E17:.E21])" office:value-type="float" office:value="445.020000000004" calcext:value-type="float">
            <text:p>445,020000000004</text:p>
          </table:table-cell>
          <table:table-cell table:style-name="ce12" table:formula="of:=MIN([Ibovespa.E17:.E21])" office:value-type="float" office:value="-1780.64" calcext:value-type="float">
            <text:p>-1780,64</text:p>
          </table:table-cell>
          <table:table-cell table:style-name="ce12" table:formula="of:=MAX([Ibovespa.E17:.E21])" office:value-type="float" office:value="1360.43000000001" calcext:value-type="float">
            <text:p>1360,43000000001</text:p>
          </table:table-cell>
          <table:table-cell table:style-name="ce12" table:formula="of:=QUARTILE([Ibovespa.E17:.E21];1)" office:value-type="float" office:value="-439.350000000006" calcext:value-type="float">
            <text:p>-439,350000000006</text:p>
          </table:table-cell>
          <table:table-cell table:style-name="ce12" table:formula="of:=QUARTILE([Ibovespa.E17:.E21];3)" office:value-type="float" office:value="742.419999999998" calcext:value-type="float">
            <text:p>742,419999999998</text:p>
          </table:table-cell>
          <table:table-cell table:style-name="ce14" table:formula="of:=STDEV([Ibovespa.E17:.E21])" office:value-type="float" office:value="1218.83204492252" calcext:value-type="float">
            <text:p>1218,83204492252</text:p>
          </table:table-cell>
          <table:table-cell table:style-name="ce12" table:formula="of:=VARA([Ibovespa.E17:.E21])" office:value-type="float" office:value="1485551.55373001" calcext:value-type="float">
            <text:p>1485551,55373001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table:formula="of:=SUM([Ibovespa.E22:.E25])/COUNT([Ibovespa.E22:.E25])" office:value-type="float" office:value="677.219999999994" calcext:value-type="float">
            <text:p>677,219999999994</text:p>
          </table:table-cell>
          <table:table-cell table:style-name="ce12" table:formula="of:=MEDIAN([Ibovespa.E22:.E25])" office:value-type="float" office:value="637.659999999989" calcext:value-type="float">
            <text:p>637,659999999989</text:p>
          </table:table-cell>
          <table:table-cell table:style-name="ce12" table:formula="of:=MIN([Ibovespa.E22:.E25])" office:value-type="float" office:value="-99.6900000000023" calcext:value-type="float">
            <text:p>-99,6900000000023</text:p>
          </table:table-cell>
          <table:table-cell table:style-name="ce12" table:formula="of:=MAX([Ibovespa.E22:.E25])" office:value-type="float" office:value="1533.25" calcext:value-type="float">
            <text:p>1533,25</text:p>
          </table:table-cell>
          <table:table-cell table:style-name="ce12" table:formula="of:=QUARTILE([Ibovespa.E22:.E25];1)" office:value-type="float" office:value="-64.4100000000071" calcext:value-type="float">
            <text:p>-64,4100000000071</text:p>
          </table:table-cell>
          <table:table-cell table:style-name="ce12" table:formula="of:=QUARTILE([Ibovespa.E22:.E25];3)" office:value-type="float" office:value="1379.28999999999" calcext:value-type="float">
            <text:p>1379,28999999999</text:p>
          </table:table-cell>
          <table:table-cell table:style-name="ce14" table:formula="of:=STDEV([Ibovespa.E22:.E25])" office:value-type="float" office:value="874.178145155017" calcext:value-type="float">
            <text:p>874,178145155017</text:p>
          </table:table-cell>
          <table:table-cell table:style-name="ce12" table:formula="of:=VARA([Ibovespa.E22:.E25])" office:value-type="float" office:value="764187.429466666" calcext:value-type="float">
            <text:p>764187,429466666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2" table:formula="of:=SUM([Ibovespa.E26:.E27])/COUNT([Ibovespa.E26:.E27])" office:value-type="float" office:value="-392.989999999998" calcext:value-type="float">
            <text:p>-392,989999999998</text:p>
          </table:table-cell>
          <table:table-cell table:style-name="ce12" table:formula="of:=MEDIAN([Ibovespa.E26:.E27])" office:value-type="float" office:value="-392.989999999998" calcext:value-type="float">
            <text:p>-392,989999999998</text:p>
          </table:table-cell>
          <table:table-cell table:style-name="ce12" table:formula="of:=MIN([Ibovespa.E26:.E27])" office:value-type="float" office:value="-1462.55" calcext:value-type="float">
            <text:p>-1462,55</text:p>
          </table:table-cell>
          <table:table-cell table:style-name="ce12" table:formula="of:=MAX([Ibovespa.E26:.E27])" office:value-type="float" office:value="676.570000000007" calcext:value-type="float">
            <text:p>676,570000000007</text:p>
          </table:table-cell>
          <table:table-cell table:style-name="ce12" table:formula="of:=QUARTILE([Ibovespa.E26:.E27];1)" office:value-type="float" office:value="-927.770000000001" calcext:value-type="float">
            <text:p>-927,770000000001</text:p>
          </table:table-cell>
          <table:table-cell table:style-name="ce12" table:formula="of:=QUARTILE([Ibovespa.E26:.E27];3)" office:value-type="float" office:value="141.790000000005" calcext:value-type="float">
            <text:p>141,790000000005</text:p>
          </table:table-cell>
          <table:table-cell table:style-name="ce14" table:formula="of:=STDEV([Ibovespa.E26:.E27])" office:value-type="float" office:value="1512.58625777177" calcext:value-type="float">
            <text:p>1512,58625777177</text:p>
          </table:table-cell>
          <table:table-cell table:style-name="ce12" table:formula="of:=VARA([Ibovespa.E26:.E27])" office:value-type="float" office:value="2287917.18720002" calcext:value-type="float">
            <text:p>2287917,18720002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2" table:formula="of:=SUM([Ibovespa.E28:.E30])/COUNT([Ibovespa.E28:.E30])" office:value-type="float" office:value="229.563333333334" calcext:value-type="float">
            <text:p>229,563333333334</text:p>
          </table:table-cell>
          <table:table-cell table:style-name="ce12" table:formula="of:=MEDIAN([Ibovespa.E28:.E30])" office:value-type="float" office:value="21.9800000000105" calcext:value-type="float">
            <text:p>21,9800000000105</text:p>
          </table:table-cell>
          <table:table-cell table:style-name="ce12" table:formula="of:=MIN([Ibovespa.E28:.E30])" office:value-type="float" office:value="-657.669999999998" calcext:value-type="float">
            <text:p>-657,669999999998</text:p>
          </table:table-cell>
          <table:table-cell table:style-name="ce12" table:formula="of:=MAX([Ibovespa.E28:.E30])" office:value-type="float" office:value="1324.37999999999" calcext:value-type="float">
            <text:p>1324,37999999999</text:p>
          </table:table-cell>
          <table:table-cell table:style-name="ce12" table:formula="of:=QUARTILE([Ibovespa.E28:.E30];1)" office:value-type="float" office:value="-317.844999999994" calcext:value-type="float">
            <text:p>-317,844999999994</text:p>
          </table:table-cell>
          <table:table-cell table:style-name="ce12" table:formula="of:=QUARTILE([Ibovespa.E28:.E30];3)" office:value-type="float" office:value="673.18" calcext:value-type="float">
            <text:p>673,18</text:p>
          </table:table-cell>
          <table:table-cell table:style-name="ce14" table:formula="of:=STDEV([Ibovespa.E28:.E30])" office:value-type="float" office:value="1007.19843170714" calcext:value-type="float">
            <text:p>1007,19843170714</text:p>
          </table:table-cell>
          <table:table-cell table:style-name="ce12" table:formula="of:=VARA([Ibovespa.E28:.E30])" office:value-type="float" office:value="1014448.68083332" calcext:value-type="float">
            <text:p>1014448,68083332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2" table:formula="of:=SUM([Ibovespa.E31:.E32])/COUNT([Ibovespa.E31:.E32])" office:value-type="float" office:value="863.555" calcext:value-type="float">
            <text:p>863,555</text:p>
          </table:table-cell>
          <table:table-cell table:style-name="ce12" table:formula="of:=MEDIAN([Ibovespa.E31:.E32])" office:value-type="float" office:value="863.555" calcext:value-type="float">
            <text:p>863,555</text:p>
          </table:table-cell>
          <table:table-cell table:style-name="ce12" table:formula="of:=MIN([Ibovespa.E31:.E32])" office:value-type="float" office:value="-1259.70999999999" calcext:value-type="float">
            <text:p>-1259,70999999999</text:p>
          </table:table-cell>
          <table:table-cell table:style-name="ce12" table:formula="of:=MAX([Ibovespa.E31:.E32])" office:value-type="float" office:value="2986.81999999999" calcext:value-type="float">
            <text:p>2986,81999999999</text:p>
          </table:table-cell>
          <table:table-cell table:style-name="ce12" table:formula="of:=QUARTILE([Ibovespa.E31:.E32];1)" office:value-type="float" office:value="-198.077499999996" calcext:value-type="float">
            <text:p>-198,077499999996</text:p>
          </table:table-cell>
          <table:table-cell table:style-name="ce12" table:formula="of:=QUARTILE([Ibovespa.E31:.E32];3)" office:value-type="float" office:value="1925.1875" calcext:value-type="float">
            <text:p>1925,1875</text:p>
          </table:table-cell>
          <table:table-cell table:style-name="ce14" table:formula="of:=STDEV([Ibovespa.E31:.E32])" office:value-type="float" office:value="3002.7501595121" calcext:value-type="float">
            <text:p>3002,7501595121</text:p>
          </table:table-cell>
          <table:table-cell table:style-name="ce12" table:formula="of:=VARA([Ibovespa.E31:.E32])" office:value-type="float" office:value="9016508.52044993" calcext:value-type="float">
            <text:p>9016508,52044993</text:p>
          </table:table-cell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2" table:formula="of:=SUM([Ibovespa.E33:.E35])/COUNT([Ibovespa.E33:.E35])" office:value-type="float" office:value="225.440000000002" calcext:value-type="float">
            <text:p>225,440000000002</text:p>
          </table:table-cell>
          <table:table-cell table:style-name="ce12" table:formula="of:=MEDIAN([Ibovespa.E33:.E35])" office:value-type="float" office:value="-322.199999999997" calcext:value-type="float">
            <text:p>-322,199999999997</text:p>
          </table:table-cell>
          <table:table-cell table:style-name="ce12" table:formula="of:=MIN([Ibovespa.E33:.E35])" office:value-type="float" office:value="-650.569999999992" calcext:value-type="float">
            <text:p>-650,569999999992</text:p>
          </table:table-cell>
          <table:table-cell table:style-name="ce12" table:formula="of:=MAX([Ibovespa.E33:.E35])" office:value-type="float" office:value="1649.09" calcext:value-type="float">
            <text:p>1649,09</text:p>
          </table:table-cell>
          <table:table-cell table:style-name="ce12" table:formula="of:=QUARTILE([Ibovespa.E33:.E35];1)" office:value-type="float" office:value="-486.384999999995" calcext:value-type="float">
            <text:p>-486,384999999995</text:p>
          </table:table-cell>
          <table:table-cell table:style-name="ce12" table:formula="of:=QUARTILE([Ibovespa.E33:.E35];3)" office:value-type="float" office:value="663.445" calcext:value-type="float">
            <text:p>663,445</text:p>
          </table:table-cell>
          <table:table-cell table:style-name="ce14" table:formula="of:=STDEV([Ibovespa.E33:.E35])" office:value-type="float" office:value="1243.8011119548" calcext:value-type="float">
            <text:p>1243,8011119548</text:p>
          </table:table-cell>
          <table:table-cell table:style-name="ce12" table:formula="of:=VARA([Ibovespa.E33:.E35])" office:value-type="float" office:value="1547041.20609999" calcext:value-type="float">
            <text:p>1547041,20609999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2" table:formula="of:=SUM([Ibovespa.E36:.E39])/COUNT([Ibovespa.E36:.E39])" office:value-type="float" office:value="152.342500000002" calcext:value-type="float">
            <text:p>152,342500000002</text:p>
          </table:table-cell>
          <table:table-cell table:style-name="ce12" table:formula="of:=MEDIAN([Ibovespa.E36:.E39])" office:value-type="float" office:value="-372.354999999996" calcext:value-type="float">
            <text:p>-372,354999999996</text:p>
          </table:table-cell>
          <table:table-cell table:style-name="ce12" table:formula="of:=MIN([Ibovespa.E36:.E39])" office:value-type="float" office:value="-2405.37" calcext:value-type="float">
            <text:p>-2405,37</text:p>
          </table:table-cell>
          <table:table-cell table:style-name="ce12" table:formula="of:=MAX([Ibovespa.E36:.E39])" office:value-type="float" office:value="3759.45" calcext:value-type="float">
            <text:p>3759,45</text:p>
          </table:table-cell>
          <table:table-cell table:style-name="ce12" table:formula="of:=QUARTILE([Ibovespa.E36:.E39];1)" office:value-type="float" office:value="-1185.83249999999" calcext:value-type="float">
            <text:p>-1185,83249999999</text:p>
          </table:table-cell>
          <table:table-cell table:style-name="ce12" table:formula="of:=QUARTILE([Ibovespa.E36:.E39];3)" office:value-type="float" office:value="965.82" calcext:value-type="float">
            <text:p>965,82</text:p>
          </table:table-cell>
          <table:table-cell table:style-name="ce14" table:formula="of:=STDEV([Ibovespa.E36:.E39])" office:value-type="float" office:value="2609.91530543777" calcext:value-type="float">
            <text:p>2609,91530543777</text:p>
          </table:table-cell>
          <table:table-cell table:style-name="ce12" table:formula="of:=VARA([Ibovespa.E36:.E39])" office:value-type="float" office:value="6811657.90155831" calcext:value-type="float">
            <text:p>6811657,90155831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2" table:formula="of:=SUM([Ibovespa.E40:.E45])/COUNT([Ibovespa.E40:.E45])" office:value-type="float" office:value="436.896666666663" calcext:value-type="float">
            <text:p>436,896666666663</text:p>
          </table:table-cell>
          <table:table-cell table:style-name="ce12" table:formula="of:=MEDIAN([Ibovespa.E40:.E45])" office:value-type="float" office:value="405.829999999995" calcext:value-type="float">
            <text:p>405,829999999995</text:p>
          </table:table-cell>
          <table:table-cell table:style-name="ce12" table:formula="of:=MIN([Ibovespa.E40:.E45])" office:value-type="float" office:value="-1912.70000000001" calcext:value-type="float">
            <text:p>-1912,70000000001</text:p>
          </table:table-cell>
          <table:table-cell table:style-name="ce12" table:formula="of:=MAX([Ibovespa.E40:.E45])" office:value-type="float" office:value="2297.55" calcext:value-type="float">
            <text:p>2297,55</text:p>
          </table:table-cell>
          <table:table-cell table:style-name="ce12" table:formula="of:=QUARTILE([Ibovespa.E40:.E45];1)" office:value-type="float" office:value="131.119999999999" calcext:value-type="float">
            <text:p>131,119999999999</text:p>
          </table:table-cell>
          <table:table-cell table:style-name="ce12" table:formula="of:=QUARTILE([Ibovespa.E40:.E45];3)" office:value-type="float" office:value="1140.44749999999" calcext:value-type="float">
            <text:p>1140,44749999999</text:p>
          </table:table-cell>
          <table:table-cell table:style-name="ce14" table:formula="of:=STDEV([Ibovespa.E40:.E45])" office:value-type="float" office:value="1415.34066994017" calcext:value-type="float">
            <text:p>1415,34066994017</text:p>
          </table:table-cell>
          <table:table-cell table:style-name="ce12" table:formula="of:=VARA([Ibovespa.E40:.E45])" office:value-type="float" office:value="2003189.21198668" calcext:value-type="float">
            <text:p>2003189,21198668</text:p>
          </table:table-cell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2" table:formula="of:=SUM([Ibovespa.E46:.E49])/COUNT([Ibovespa.E46:.E49])" office:value-type="float" office:value="15.4824999999983" calcext:value-type="float">
            <text:p>15,4824999999983</text:p>
          </table:table-cell>
          <table:table-cell table:style-name="ce12" table:formula="of:=MEDIAN([Ibovespa.E46:.E49])" office:value-type="float" office:value="331.939999999995" calcext:value-type="float">
            <text:p>331,939999999995</text:p>
          </table:table-cell>
          <table:table-cell table:style-name="ce12" table:formula="of:=MIN([Ibovespa.E46:.E49])" office:value-type="float" office:value="-2238.31" calcext:value-type="float">
            <text:p>-2238,31</text:p>
          </table:table-cell>
          <table:table-cell table:style-name="ce12" table:formula="of:=MAX([Ibovespa.E46:.E49])" office:value-type="float" office:value="1636.36" calcext:value-type="float">
            <text:p>1636,36</text:p>
          </table:table-cell>
          <table:table-cell table:style-name="ce12" table:formula="of:=QUARTILE([Ibovespa.E46:.E49];1)" office:value-type="float" office:value="-781.059999999998" calcext:value-type="float">
            <text:p>-781,059999999998</text:p>
          </table:table-cell>
          <table:table-cell table:style-name="ce12" table:formula="of:=QUARTILE([Ibovespa.E46:.E49];3)" office:value-type="float" office:value="1128.48249999999" calcext:value-type="float">
            <text:p>1128,48249999999</text:p>
          </table:table-cell>
          <table:table-cell table:style-name="ce14" table:formula="of:=STDEV([Ibovespa.E46:.E49])" office:value-type="float" office:value="1702.35134707605" calcext:value-type="float">
            <text:p>1702,35134707605</text:p>
          </table:table-cell>
          <table:table-cell table:style-name="ce12" table:formula="of:=VARA([Ibovespa.E46:.E49])" office:value-type="float" office:value="2898000.10889166" calcext:value-type="float">
            <text:p>2898000,10889166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2" table:formula="of:=SUM([Ibovespa.E50:.E53])/COUNT([Ibovespa.E50:.E53])" office:value-type="float" office:value="669.695000000003" calcext:value-type="float">
            <text:p>669,695000000003</text:p>
          </table:table-cell>
          <table:table-cell table:style-name="ce12" table:formula="of:=MEDIAN([Ibovespa.E50:.E53])" office:value-type="float" office:value="763.175000000003" calcext:value-type="float">
            <text:p>763,175000000003</text:p>
          </table:table-cell>
          <table:table-cell table:style-name="ce12" table:formula="of:=MIN([Ibovespa.E50:.E53])" office:value-type="float" office:value="-1931.75999999999" calcext:value-type="float">
            <text:p>-1931,75999999999</text:p>
          </table:table-cell>
          <table:table-cell table:style-name="ce12" table:formula="of:=MAX([Ibovespa.E50:.E53])" office:value-type="float" office:value="3084.19" calcext:value-type="float">
            <text:p>3084,19</text:p>
          </table:table-cell>
          <table:table-cell table:style-name="ce12" table:formula="of:=QUARTILE([Ibovespa.E50:.E53];1)" office:value-type="float" office:value="-81.7949999999983" calcext:value-type="float">
            <text:p>-81,7949999999983</text:p>
          </table:table-cell>
          <table:table-cell table:style-name="ce12" table:formula="of:=QUARTILE([Ibovespa.E50:.E53];3)" office:value-type="float" office:value="1514.665" calcext:value-type="float">
            <text:p>1514,665</text:p>
          </table:table-cell>
          <table:table-cell table:style-name="ce14" table:formula="of:=STDEV([Ibovespa.E50:.E53])" office:value-type="float" office:value="2059.05210564635" calcext:value-type="float">
            <text:p>2059,05210564635</text:p>
          </table:table-cell>
          <table:table-cell table:style-name="ce12" table:formula="of:=VARA([Ibovespa.E50:.E53])" office:value-type="float" office:value="4239695.57376666" calcext:value-type="float">
            <text:p>4239695,573766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arson" table:style-name="ta1">
        <table:shapes>
          <draw:frame draw:z-index="0" draw:style-name="gr1" draw:text-style-name="P1" svg:width="159.76mm" svg:height="90.05mm" svg:x="96.46mm" svg:y="27.62mm">
            <draw:object draw:notify-on-update-of-ranges="Ibope.C2:Ibope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1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6" table:default-cell-style-name="ce16"/>
        <table:table-column table:style-name="co18" table:default-cell-style-name="ce16"/>
        <table:table-column table:style-name="co16" table:number-columns-repeated="3" table:default-cell-style-name="ce16"/>
        <table:table-row table:style-name="ro1">
          <table:table-cell/>
          <table:table-cell table:style-name="ce11" office:value-type="string" calcext:value-type="string">
            <text:p>Média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inimo</text:p>
          </table:table-cell>
          <table:table-cell table:style-name="ce11" office:value-type="string" calcext:value-type="string">
            <text:p>Maximo</text:p>
          </table:table-cell>
          <table:table-cell table:style-name="ce11" office:value-type="string" calcext:value-type="string">
            <text:p>Primeiro quartil</text:p>
          </table:table-cell>
          <table:table-cell table:style-name="ce11" office:value-type="string" calcext:value-type="string">
            <text:p>Terceiro quartil</text:p>
          </table:table-cell>
          <table:table-cell table:style-name="ce11" office:value-type="string" calcext:value-type="string">
            <text:p>Desvio padrão</text:p>
          </table:table-cell>
          <table:table-cell table:style-name="ce11" office:value-type="string" calcext:value-type="string">
            <text:p>Variância</text:p>
          </table:table-cell>
        </table:table-row>
        <table:table-row table:style-name="ro1">
          <table:table-cell office:value-type="string" calcext:value-type="string">
            <text:p>Bolsonaro</text:p>
          </table:table-cell>
          <table:table-cell table:formula="of:=PEARSON([$'Estatísticas Ibovespa'.B$2:$'Estatísticas Ibovespa'.B$13];[$Ibope.$C2:$Ibope.$C13])" office:value-type="float" office:value="0.245996577150708" calcext:value-type="float">
            <text:p>0,245996577150708</text:p>
          </table:table-cell>
          <table:table-cell table:formula="of:=PEARSON([$'Estatísticas Ibovespa'.C$2:$'Estatísticas Ibovespa'.C$13];[$Ibope.$C2:$Ibope.$C13])" office:value-type="float" office:value="0.203642532083098" calcext:value-type="float">
            <text:p>0,203642532083098</text:p>
          </table:table-cell>
          <table:table-cell table:formula="of:=PEARSON([$'Estatísticas Ibovespa'.D$2:$'Estatísticas Ibovespa'.D$13];[$Ibope.$C2:$Ibope.$C13])" office:value-type="float" office:value="-0.541828909450594" calcext:value-type="float">
            <text:p>-0,541828909450594</text:p>
          </table:table-cell>
          <table:table-cell table:formula="of:=PEARSON([$'Estatísticas Ibovespa'.E$2:$'Estatísticas Ibovespa'.E$13];[$Ibope.$C2:$Ibope.$C13])" office:value-type="float" office:value="0.63195280377524" calcext:value-type="float">
            <text:p>0,63195280377524</text:p>
          </table:table-cell>
          <table:table-cell table:formula="of:=PEARSON([$'Estatísticas Ibovespa'.F$2:$'Estatísticas Ibovespa'.F$13];[$Ibope.$C2:$Ibope.$C13])" office:value-type="float" office:value="0.101210674529757" calcext:value-type="float">
            <text:p>0,101210674529757</text:p>
          </table:table-cell>
          <table:table-cell table:formula="of:=PEARSON([$'Estatísticas Ibovespa'.G$2:$'Estatísticas Ibovespa'.G$13];[$Ibope.$C2:$Ibope.$C13])" office:value-type="float" office:value="0.478418560280271" calcext:value-type="float">
            <text:p>0,478418560280271</text:p>
          </table:table-cell>
          <table:table-cell table:formula="of:=PEARSON([$'Estatísticas Ibovespa'.H$2:$'Estatísticas Ibovespa'.H$13];[$Ibope.$C2:$Ibope.$C13])" office:value-type="float" office:value="0.561919940653" calcext:value-type="float">
            <text:p>0,561919940653</text:p>
          </table:table-cell>
          <table:table-cell table:formula="of:=PEARSON([$'Estatísticas Ibovespa'.I$2:$'Estatísticas Ibovespa'.I$13];[$Ibope.$C2:$Ibope.$C13])" office:value-type="float" office:value="0.470321802243244" calcext:value-type="float">
            <text:p>0,470321802243244</text:p>
          </table:table-cell>
        </table:table-row>
        <table:table-row table:style-name="ro1">
          <table:table-cell office:value-type="string" calcext:value-type="string">
            <text:p>Haddad</text:p>
          </table:table-cell>
          <table:table-cell table:formula="of:=PEARSON([$'Estatísticas Ibovespa'.B$2:$'Estatísticas Ibovespa'.B$13];[$Ibope.$C3:$Ibope.$C14])" office:value-type="float" office:value="0.0938328636537504" calcext:value-type="float">
            <text:p>0,093832863653751</text:p>
          </table:table-cell>
          <table:table-cell table:formula="of:=PEARSON([$'Estatísticas Ibovespa'.C$2:$'Estatísticas Ibovespa'.C$13];[$Ibope.$C3:$Ibope.$C14])" office:value-type="float" office:value="-0.115358657301956" calcext:value-type="float">
            <text:p>-0,115358657301956</text:p>
          </table:table-cell>
          <table:table-cell table:formula="of:=PEARSON([$'Estatísticas Ibovespa'.D$2:$'Estatísticas Ibovespa'.D$13];[$Ibope.$C3:$Ibope.$C14])" office:value-type="float" office:value="-0.433168820729954" calcext:value-type="float">
            <text:p>-0,433168820729954</text:p>
          </table:table-cell>
          <table:table-cell table:formula="of:=PEARSON([$'Estatísticas Ibovespa'.E$2:$'Estatísticas Ibovespa'.E$13];[$Ibope.$C3:$Ibope.$C14])" office:value-type="float" office:value="0.577099083681028" calcext:value-type="float">
            <text:p>0,577099083681028</text:p>
          </table:table-cell>
          <table:table-cell table:formula="of:=PEARSON([$'Estatísticas Ibovespa'.F$2:$'Estatísticas Ibovespa'.F$13];[$Ibope.$C3:$Ibope.$C14])" office:value-type="float" office:value="-0.0618028024368236" calcext:value-type="float">
            <text:p>-0,061802802436824</text:p>
          </table:table-cell>
          <table:table-cell table:formula="of:=PEARSON([$'Estatísticas Ibovespa'.G$2:$'Estatísticas Ibovespa'.G$13];[$Ibope.$C3:$Ibope.$C14])" office:value-type="float" office:value="0.283174221630167" calcext:value-type="float">
            <text:p>0,283174221630167</text:p>
          </table:table-cell>
          <table:table-cell table:formula="of:=PEARSON([$'Estatísticas Ibovespa'.H$2:$'Estatísticas Ibovespa'.H$13];[$Ibope.$C3:$Ibope.$C14])" office:value-type="float" office:value="0.479090625571137" calcext:value-type="float">
            <text:p>0,479090625571137</text:p>
          </table:table-cell>
          <table:table-cell table:formula="of:=PEARSON([$'Estatísticas Ibovespa'.I$2:$'Estatísticas Ibovespa'.I$13];[$Ibope.$C3:$Ibope.$C14])" office:value-type="float" office:value="0.409765635018823" calcext:value-type="float">
            <text:p>0,409765635018823</text:p>
          </table:table-cell>
        </table:table-row>
        <calcext:conditional-formats>
          <calcext:conditional-format calcext:target-range-address="Pearson.B2:Pearson.I3">
            <calcext:icon-set calcext:icon-set-type="5Arrows">
              <calcext:formatting-entry calcext:value="0" calcext:type="percent"/>
              <calcext:formatting-entry calcext:value="0.3" calcext:type="number"/>
              <calcext:formatting-entry calcext:value="0.5" calcext:type="number"/>
              <calcext:formatting-entry calcext:value="0.7" calcext:type="number"/>
              <calcext:formatting-entry calcext:value="0.9" calcext:type="number"/>
            </calcext:icon-set>
          </calcext:conditional-format>
        </calcext:conditional-formats>
      </table:table>
      <table:table table:name="Gráficos" table:style-name="ta1">
        <table:shapes>
          <draw:frame draw:z-index="0" draw:style-name="gr1" draw:text-style-name="P1" svg:width="159.97mm" svg:height="90.05mm" svg:x="2.75mm" svg:y="3.45mm">
            <draw:object draw:notify-on-update-of-ranges="Ibope.C1:Ibope.C1 Ibope.C2:Ibope.C13 'Estatísticas Ibovespa'.B1:'Estatísticas Ibovespa'.B1 'Estatísticas Ibovespa'.B2:'Estatísticas Ibovespa'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3.03mm" svg:y="102mm">
            <draw:object draw:notify-on-update-of-ranges="Ibope.C1:Ibope.C1 Ibope.C2:Ibope.C13 'Estatísticas Ibovespa'.C1:'Estatísticas Ibovespa'.C1 'Estatísticas Ibovespa'.C2:'Estatísticas Ibovespa'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5mm" svg:x="2.75mm" svg:y="201.07mm">
            <draw:object draw:notify-on-update-of-ranges="Ibope.C1:Ibope.C1 Ibope.C2:Ibope.C13 'Estatísticas Ibovespa'.D1:'Estatísticas Ibovespa'.D1 'Estatísticas Ibovespa'.D2:'Estatísticas Ibovespa'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4mm" svg:x="2.75mm" svg:y="300.68mm">
            <draw:object draw:notify-on-update-of-ranges="Ibope.C1:Ibope.C1 Ibope.C2:Ibope.C13 'Estatísticas Ibovespa'.E1:'Estatísticas Ibovespa'.E1 'Estatísticas Ibovespa'.E2:'Estatísticas Ibovespa'.E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7mm" svg:height="90.04mm" svg:x="3.03mm" svg:y="400.55mm">
            <draw:object draw:notify-on-update-of-ranges="Ibope.C1:Ibope.C1 Ibope.C2:Ibope.C13 'Estatísticas Ibovespa'.F1:'Estatísticas Ibovespa'.F1 'Estatísticas Ibovespa'.F2:'Estatísticas Ibovespa'.F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9.97mm" svg:height="90.04mm" svg:x="3.03mm" svg:y="499.62mm">
            <draw:object draw:notify-on-update-of-ranges="Ibope.C1:Ibope.C1 Ibope.C2:Ibope.C13 'Estatísticas Ibovespa'.G1:'Estatísticas Ibovespa'.G1 'Estatísticas Ibovespa'.G2:'Estatísticas Ibovespa'.G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9.97mm" svg:height="90.04mm" svg:x="2.48mm" svg:y="702.02mm">
            <draw:object draw:notify-on-update-of-ranges="Ibope.C1:Ibope.C1 Ibope.C2:Ibope.C13 'Estatísticas Ibovespa'.I1:'Estatísticas Ibovespa'.I1 'Estatísticas Ibovespa'.I2:'Estatísticas Ibovespa'.I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59.97mm" svg:height="90.04mm" svg:x="183.1mm" svg:y="2.66mm">
            <draw:object draw:notify-on-update-of-ranges="Ibope.D1:Ibope.D1 Ibope.D2:Ibope.D13 'Estatísticas Ibovespa'.B1:'Estatísticas Ibovespa'.B1 'Estatísticas Ibovespa'.B2:'Estatísticas Ibovespa'.B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59.98mm" svg:height="90.04mm" svg:x="183.92mm" svg:y="102.26mm">
            <draw:object draw:notify-on-update-of-ranges="Ibope.D1:Ibope.D1 Ibope.D2:Ibope.D13 'Estatísticas Ibovespa'.C1:'Estatísticas Ibovespa'.C1 'Estatísticas Ibovespa'.C2:'Estatísticas Ibovespa'.C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159.97mm" svg:height="90.04mm" svg:x="183.65mm" svg:y="202.67mm">
            <draw:object draw:notify-on-update-of-ranges="Ibope.D1:Ibope.D1 Ibope.D2:Ibope.D13 'Estatísticas Ibovespa'.D1:'Estatísticas Ibovespa'.D1 'Estatísticas Ibovespa'.D2:'Estatísticas Ibovespa'.D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159.97mm" svg:height="90.05mm" svg:x="183.92mm" svg:y="301.2mm">
            <draw:object draw:notify-on-update-of-ranges="Ibope.D1:Ibope.D1 Ibope.D2:Ibope.D13 'Estatísticas Ibovespa'.E1:'Estatísticas Ibovespa'.E1 'Estatísticas Ibovespa'.E2:'Estatísticas Ibovespa'.E1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159.97mm" svg:height="90.05mm" svg:x="183.65mm" svg:y="400.28mm">
            <draw:object draw:notify-on-update-of-ranges="Ibope.D1:Ibope.D1 Ibope.D2:Ibope.D13 'Estatísticas Ibovespa'.F1:'Estatísticas Ibovespa'.F1 'Estatísticas Ibovespa'.F2:'Estatísticas Ibovespa'.F1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159.97mm" svg:height="90.05mm" svg:x="183.65mm" svg:y="499.88mm">
            <draw:object draw:notify-on-update-of-ranges="Ibope.D1:Ibope.D1 Ibope.D2:Ibope.D13 'Estatísticas Ibovespa'.G1:'Estatísticas Ibovespa'.G1 'Estatísticas Ibovespa'.G2:'Estatísticas Ibovespa'.G1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159.97mm" svg:height="90.04mm" svg:x="183.92mm" svg:y="599.5mm">
            <draw:object draw:notify-on-update-of-ranges="Ibope.D1:Ibope.D1 Ibope.D2:Ibope.D13 'Estatísticas Ibovespa'.H1:'Estatísticas Ibovespa'.H1 'Estatísticas Ibovespa'.H2:'Estatísticas Ibovespa'.H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style-name="gr1" draw:text-style-name="P1" svg:width="159.97mm" svg:height="90.04mm" svg:x="183.1mm" svg:y="698.57mm">
            <draw:object draw:notify-on-update-of-ranges="Ibope.D1:Ibope.D1 Ibope.D2:Ibope.D13 'Estatísticas Ibovespa'.I1:'Estatísticas Ibovespa'.I1 'Estatísticas Ibovespa'.I2:'Estatísticas Ibovespa'.I1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5" draw:style-name="gr1" draw:text-style-name="P1" svg:width="159.98mm" svg:height="90.05mm" svg:x="3.85mm" svg:y="598.96mm">
            <draw:object draw:notify-on-update-of-ranges="Ibope.C1:Ibope.C1 Ibope.C2:Ibope.C13 'Estatísticas Ibovespa'.H1:'Estatísticas Ibovespa'.H1 'Estatísticas Ibovespa'.H2:'Estatísticas Ibovespa'.H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3:11:47.9316489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24:40.202585814</meta:creation-date>
    <dc:date>2018-11-07T13:27:32.941313643</dc:date>
    <meta:editing-duration>PT48M15S</meta:editing-duration>
    <meta:editing-cycles>13</meta:editing-cycles>
    <meta:generator>LibreOffice/6.0.6.2$Linux_X86_64 LibreOffice_project/00m0$Build-2</meta:generator>
    <meta:document-statistic meta:table-count="5" meta:cell-count="47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Ibope.C2:Ibope.C13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Ibope.C2:Ibope.C13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948cm" svg:y="4.203cm" style:legend-expansion="high" chart:style-name="ch2"/>
        <chart:plot-area chart:style-name="ch3" table:cell-range-address="Ibope.D1:Ibope.D13 'Estatísticas Ibovespa'.C1:'Estatísticas Ibovespa'.C13" chart:data-source-has-labels="row" svg:x="0.319cm" svg:y="0.18cm" svg:width="13.31cm" svg:height="8.645cm">
          <chartooo:coordinate-region svg:x="1.231cm" svg:y="0.379cm" svg:width="12.13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C2:'Estatísticas Ibovespa'.C13" chart:label-cell-address="'Estatísticas Ibovespa'.C1:'Estatísticas Ibovespa'.C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Mediana</text:p>
                <draw:g>
                  <svg:desc>'Estatísticas Ibovespa'.C1:'Estatísticas Ibovesp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-81.1999999999971">
                <text:p>-81.1999999999971</text:p>
                <draw:g>
                  <svg:desc>'Estatísticas Ibovespa'.C2:'Estatísticas Ibovespa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80.130000000005">
                <text:p>380.13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45.020000000004">
                <text:p>445.02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637.659999999989">
                <text:p>637.659999999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-392.989999999998">
                <text:p>-392.98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1.9800000000105">
                <text:p>21.980000000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63.555">
                <text:p>86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-322.199999999997">
                <text:p>-322.1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-372.354999999996">
                <text:p>-372.354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405.829999999995">
                <text:p>405.8299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31.939999999995">
                <text:p>331.93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763.175000000003">
                <text:p>763.1750000000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105cm" svg:y="4.203cm" style:legend-expansion="high" chart:style-name="ch2"/>
        <chart:plot-area chart:style-name="ch3" table:cell-range-address="Ibope.D1:Ibope.D13 'Estatísticas Ibovespa'.D1:'Estatísticas Ibovespa'.D13" chart:data-source-has-labels="row" svg:x="0.319cm" svg:y="0.18cm" svg:width="13.467cm" svg:height="8.645cm">
          <chartooo:coordinate-region svg:x="1.417cm" svg:y="0.38cm" svg:width="12.182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D2:'Estatísticas Ibovespa'.D13" chart:label-cell-address="'Estatísticas Ibovespa'.D1:'Estatísticas Ibovespa'.D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Mínimo</text:p>
                <draw:g>
                  <svg:desc>'Estatísticas Ibovespa'.D1:'Estatísticas Ibovesp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-1984.74000000001">
                <text:p>-1984.74000000001</text:p>
                <draw:g>
                  <svg:desc>'Estatísticas Ibovespa'.D2:'Estatísticas Ibovespa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.3400000000111">
                <text:p>20.3400000000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780.64">
                <text:p>-178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99.6900000000023">
                <text:p>-99.690000000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-1462.55">
                <text:p>-146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657.669999999998">
                <text:p>-657.66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-1259.70999999999">
                <text:p>-1259.70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-650.569999999992">
                <text:p>-650.56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-2405.37">
                <text:p>-240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-1912.70000000001">
                <text:p>-1912.7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-2238.31">
                <text:p>-2238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-1931.75999999999">
                <text:p>-1931.75999999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26cm" svg:y="4.204cm" style:legend-expansion="high" chart:style-name="ch2"/>
        <chart:plot-area chart:style-name="ch3" table:cell-range-address="Ibope.D1:Ibope.D13 'Estatísticas Ibovespa'.E1:'Estatísticas Ibovespa'.E13" chart:data-source-has-labels="row" svg:x="0.319cm" svg:y="0.18cm" svg:width="13.388cm" svg:height="8.646cm">
          <chartooo:coordinate-region svg:x="1.311cm" svg:y="0.379cm" svg:width="12.2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E2:'Estatísticas Ibovespa'.E13" chart:label-cell-address="'Estatísticas Ibovespa'.E1:'Estatísticas Ibovespa'.E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Máximo</text:p>
                <draw:g>
                  <svg:desc>'Estatísticas Ibovespa'.E1:'Estatísticas Ibovesp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1730.93000000001">
                <text:p>1730.93000000001</text:p>
                <draw:g>
                  <svg:desc>'Estatísticas Ibovespa'.E2:'Estatísticas Ibovespa'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317.70999999999">
                <text:p>1317.7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60.43000000001">
                <text:p>1360.43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33.25">
                <text:p>153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676.570000000007">
                <text:p>676.570000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24.37999999999">
                <text:p>1324.37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986.81999999999">
                <text:p>2986.81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649.09">
                <text:p>1649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3759.45">
                <text:p>3759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2297.55">
                <text:p>2297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636.36">
                <text:p>1636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084.19">
                <text:p>3084.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941cm" svg:y="4.204cm" style:legend-expansion="high" chart:style-name="ch2"/>
        <chart:plot-area chart:style-name="ch3" table:cell-range-address="Ibope.D1:Ibope.D13 'Estatísticas Ibovespa'.F1:'Estatísticas Ibovespa'.F13" chart:data-source-has-labels="row" svg:x="0.319cm" svg:y="0.18cm" svg:width="12.303cm" svg:height="8.646cm">
          <chartooo:coordinate-region svg:x="1.417cm" svg:y="0.379cm" svg:width="11.01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F2:'Estatísticas Ibovespa'.F13" chart:label-cell-address="'Estatísticas Ibovespa'.F1:'Estatísticas Ibovespa'.F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Primeiro quartil</text:p>
                <draw:g>
                  <svg:desc>'Estatísticas Ibovespa'.F1:'Estatísticas Ibovesp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-1175.8875">
                <text:p>-1175.8875</text:p>
                <draw:g>
                  <svg:desc>'Estatísticas Ibovespa'.F2:'Estatísticas Ibovespa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0.235000000008">
                <text:p>200.235000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439.350000000006">
                <text:p>-439.35000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64.4100000000071">
                <text:p>-64.4100000000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-927.770000000001">
                <text:p>-927.77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317.844999999994">
                <text:p>-317.84499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-198.077499999996">
                <text:p>-198.07749999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-486.384999999995">
                <text:p>-486.384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-1185.83249999999">
                <text:p>-1185.8324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31.119999999999">
                <text:p>131.11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-781.059999999998">
                <text:p>-781.059999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-81.7949999999983">
                <text:p>-81.794999999998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968cm" svg:y="4.204cm" style:legend-expansion="high" chart:style-name="ch2"/>
        <chart:plot-area chart:style-name="ch3" table:cell-range-address="Ibope.D1:Ibope.D13 'Estatísticas Ibovespa'.G1:'Estatísticas Ibovespa'.G13" chart:data-source-has-labels="row" svg:x="0.319cm" svg:y="0.18cm" svg:width="12.33cm" svg:height="8.646cm">
          <chartooo:coordinate-region svg:x="1.311cm" svg:y="0.379cm" svg:width="11.1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G2:'Estatísticas Ibovespa'.G13" chart:label-cell-address="'Estatísticas Ibovespa'.G1:'Estatísticas Ibovespa'.G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Terceiro quartil</text:p>
                <draw:g>
                  <svg:desc>'Estatísticas Ibovespa'.G1:'Estatísticas Ibovesp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690.407499999994">
                <text:p>690.407499999994</text:p>
                <draw:g>
                  <svg:desc>'Estatísticas Ibovespa'.G2:'Estatísticas Ibovespa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48.919999999998">
                <text:p>848.91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42.419999999998">
                <text:p>742.41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379.28999999999">
                <text:p>1379.28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41.790000000005">
                <text:p>141.79000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673.18">
                <text:p>67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925.1875">
                <text:p>1925.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63.445">
                <text:p>663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965.82">
                <text:p>965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140.44749999999">
                <text:p>1140.4474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28.48249999999">
                <text:p>1128.4824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514.665">
                <text:p>1514.6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47cm" svg:y="4.203cm" style:legend-expansion="high" chart:style-name="ch2"/>
        <chart:plot-area chart:style-name="ch3" table:cell-range-address="Ibope.D1:Ibope.D13 'Estatísticas Ibovespa'.H1:'Estatísticas Ibovespa'.H13" chart:data-source-has-labels="row" svg:x="0.319cm" svg:y="0.18cm" svg:width="12.409cm" svg:height="8.645cm">
          <chartooo:coordinate-region svg:x="1.311cm" svg:y="0.38cm" svg:width="11.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H2:'Estatísticas Ibovespa'.H13" chart:label-cell-address="'Estatísticas Ibovespa'.H1:'Estatísticas Ibovespa'.H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Desvio padrão</text:p>
                <draw:g>
                  <svg:desc>'Estatísticas Ibovespa'.H1:'Estatísticas Ibovesp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1225.0028951317">
                <text:p>1225.0028951317</text:p>
                <draw:g>
                  <svg:desc>'Estatísticas Ibovespa'.H2:'Estatísticas Ibovespa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69.785291144349">
                <text:p>669.785291144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18.83204492252">
                <text:p>1218.83204492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874.178145155017">
                <text:p>874.178145155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512.58625777177">
                <text:p>1512.58625777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7.19843170714">
                <text:p>1007.19843170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3002.7501595121">
                <text:p>3002.7501595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243.8011119548">
                <text:p>1243.8011119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609.91530543777">
                <text:p>2609.91530543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415.34066994017">
                <text:p>1415.34066994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702.35134707605">
                <text:p>1702.35134707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059.05210564635">
                <text:p>2059.0521056463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814cm" svg:y="4.203cm" style:legend-expansion="high" chart:style-name="ch2"/>
        <chart:plot-area chart:style-name="ch3" table:cell-range-address="Ibope.D1:Ibope.D13 'Estatísticas Ibovespa'.I1:'Estatísticas Ibovespa'.I13" chart:data-source-has-labels="row" svg:x="0.319cm" svg:y="0.18cm" svg:width="13.176cm" svg:height="8.645cm">
          <chartooo:coordinate-region svg:x="1.866cm" svg:y="0.379cm" svg:width="11.2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I2:'Estatísticas Ibovespa'.I13" chart:label-cell-address="'Estatísticas Ibovespa'.I1:'Estatísticas Ibovespa'.I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Variância</text:p>
                <draw:g>
                  <svg:desc>'Estatísticas Ibovespa'.I1:'Estatísticas Ibovespa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1500632.09308106">
                <text:p>1500632.09308106</text:p>
                <draw:g>
                  <svg:desc>'Estatísticas Ibovespa'.I2:'Estatísticas Ibovespa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48612.33623332">
                <text:p>448612.33623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85551.55373001">
                <text:p>1485551.55373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764187.429466666">
                <text:p>764187.4294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287917.18720002">
                <text:p>2287917.1872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14448.68083332">
                <text:p>1014448.68083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9016508.52044993">
                <text:p>9016508.52044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547041.20609999">
                <text:p>1547041.2060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6811657.90155831">
                <text:p>6811657.90155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2003189.21198668">
                <text:p>2003189.21198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2898000.10889166">
                <text:p>2898000.10889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239695.57376666">
                <text:p>4239695.573766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048cm" svg:y="4.204cm" style:legend-expansion="high" chart:style-name="ch2"/>
        <chart:plot-area chart:style-name="ch3" table:cell-range-address="Ibope.C1:Ibope.C13 'Estatísticas Ibovespa'.H1:'Estatísticas Ibovespa'.H13" chart:data-source-has-labels="row" svg:x="0.319cm" svg:y="0.18cm" svg:width="12.41cm" svg:height="8.646cm">
          <chartooo:coordinate-region svg:x="1.311cm" svg:y="0.379cm" svg:width="11.23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H2:'Estatísticas Ibovespa'.H13" chart:label-cell-address="'Estatísticas Ibovespa'.H1:'Estatísticas Ibovespa'.H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Desvio padrão</text:p>
                <draw:g>
                  <svg:desc>'Estatísticas Ibovespa'.H1:'Estatísticas Ibovespa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1225.0028951317">
                <text:p>1225.0028951317</text:p>
                <draw:g>
                  <svg:desc>'Estatísticas Ibovespa'.H2:'Estatísticas Ibovespa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669.785291144349">
                <text:p>669.785291144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218.83204492252">
                <text:p>1218.83204492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874.178145155017">
                <text:p>874.178145155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512.58625777177">
                <text:p>1512.58625777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007.19843170714">
                <text:p>1007.19843170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002.7501595121">
                <text:p>3002.7501595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243.8011119548">
                <text:p>1243.8011119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609.91530543777">
                <text:p>2609.91530543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1415.34066994017">
                <text:p>1415.34066994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702.35134707605">
                <text:p>1702.35134707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2059.05210564635">
                <text:p>2059.0521056463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317cm" svg:y="4.204cm" style:legend-expansion="high" chart:style-name="ch2"/>
        <chart:plot-area chart:style-name="ch3" table:cell-range-address="Ibope.C1:Ibope.C13 'Estatísticas Ibovespa'.B1:'Estatísticas Ibovespa'.B13" chart:data-source-has-labels="row" svg:x="0.319cm" svg:y="0.18cm" svg:width="13.679cm" svg:height="8.646cm">
          <chartooo:coordinate-region svg:x="1.231cm" svg:y="0.379cm" svg:width="12.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B2:'Estatísticas Ibovespa'.B13" chart:label-cell-address="'Estatísticas Ibovespa'.B1:'Estatísticas Ibovespa'.B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Média</text:p>
                <draw:g>
                  <svg:desc>'Estatísticas Ibovespa'.B1:'Estatísticas Ibovesp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-107.795833333332">
                <text:p>-107.795833333332</text:p>
                <draw:g>
                  <svg:desc>'Estatísticas Ibovespa'.B2:'Estatísticas Ibovespa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72.726666666669">
                <text:p>572.726666666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65.5760000000009">
                <text:p>65.576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677.219999999994">
                <text:p>677.21999999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-392.989999999998">
                <text:p>-392.98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29.563333333334">
                <text:p>229.563333333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863.555">
                <text:p>86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25.440000000002">
                <text:p>225.44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52.342500000002">
                <text:p>152.3425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36.896666666663">
                <text:p>436.896666666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.4824999999983">
                <text:p>15.4824999999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669.695000000003">
                <text:p>669.695000000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Ibope.C1:Ibope.C13 'Estatísticas Ibovespa'.C1:'Estatísticas Ibovespa'.C13" chart:data-source-has-labels="row" svg:x="0.319cm" svg:y="0.18cm" svg:width="13.309cm" svg:height="8.645cm">
          <chartooo:coordinate-region svg:x="1.231cm" svg:y="0.379cm" svg:width="12.1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C2:'Estatísticas Ibovespa'.C13" chart:label-cell-address="'Estatísticas Ibovespa'.C1:'Estatísticas Ibovespa'.C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Mediana</text:p>
                <draw:g>
                  <svg:desc>'Estatísticas Ibovespa'.C1:'Estatísticas Ibovesp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-81.1999999999971">
                <text:p>-81.1999999999971</text:p>
                <draw:g>
                  <svg:desc>'Estatísticas Ibovespa'.C2:'Estatísticas Ibovespa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80.130000000005">
                <text:p>380.130000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445.020000000004">
                <text:p>445.02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637.659999999989">
                <text:p>637.659999999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-392.989999999998">
                <text:p>-392.98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1.9800000000105">
                <text:p>21.980000000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863.555">
                <text:p>86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322.199999999997">
                <text:p>-322.199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372.354999999996">
                <text:p>-372.354999999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05.829999999995">
                <text:p>405.829999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31.939999999995">
                <text:p>331.9399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763.175000000003">
                <text:p>763.175000000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105cm" svg:y="4.204cm" style:legend-expansion="high" chart:style-name="ch2"/>
        <chart:plot-area chart:style-name="ch3" table:cell-range-address="Ibope.C1:Ibope.C13 'Estatísticas Ibovespa'.D1:'Estatísticas Ibovespa'.D13" chart:data-source-has-labels="row" svg:x="0.319cm" svg:y="0.18cm" svg:width="13.467cm" svg:height="8.646cm">
          <chartooo:coordinate-region svg:x="1.417cm" svg:y="0.38cm" svg:width="12.18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D2:'Estatísticas Ibovespa'.D13" chart:label-cell-address="'Estatísticas Ibovespa'.D1:'Estatísticas Ibovespa'.D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Mínimo</text:p>
                <draw:g>
                  <svg:desc>'Estatísticas Ibovespa'.D1:'Estatísticas Ibovesp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-1984.74000000001">
                <text:p>-1984.74000000001</text:p>
                <draw:g>
                  <svg:desc>'Estatísticas Ibovespa'.D2:'Estatísticas Ibovespa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0.3400000000111">
                <text:p>20.3400000000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-1780.64">
                <text:p>-178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-99.6900000000023">
                <text:p>-99.690000000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-1462.55">
                <text:p>-146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-657.669999999998">
                <text:p>-657.669999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-1259.70999999999">
                <text:p>-1259.70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650.569999999992">
                <text:p>-650.56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2405.37">
                <text:p>-240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-1912.70000000001">
                <text:p>-1912.7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2238.31">
                <text:p>-2238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-1931.75999999999">
                <text:p>-1931.75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26cm" svg:y="4.203cm" style:legend-expansion="high" chart:style-name="ch2"/>
        <chart:plot-area chart:style-name="ch3" table:cell-range-address="Ibope.C1:Ibope.C13 'Estatísticas Ibovespa'.E1:'Estatísticas Ibovespa'.E13" chart:data-source-has-labels="row" svg:x="0.319cm" svg:y="0.18cm" svg:width="13.388cm" svg:height="8.645cm">
          <chartooo:coordinate-region svg:x="1.311cm" svg:y="0.379cm" svg:width="12.2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E2:'Estatísticas Ibovespa'.E13" chart:label-cell-address="'Estatísticas Ibovespa'.E1:'Estatísticas Ibovespa'.E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Máximo</text:p>
                <draw:g>
                  <svg:desc>'Estatísticas Ibovespa'.E1:'Estatísticas Ibovesp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1730.93000000001">
                <text:p>1730.93000000001</text:p>
                <draw:g>
                  <svg:desc>'Estatísticas Ibovespa'.E2:'Estatísticas Ibovespa'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317.70999999999">
                <text:p>1317.7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60.43000000001">
                <text:p>1360.43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533.25">
                <text:p>153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76.570000000007">
                <text:p>676.5700000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324.37999999999">
                <text:p>1324.37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2986.81999999999">
                <text:p>2986.81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649.09">
                <text:p>1649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759.45">
                <text:p>3759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2297.55">
                <text:p>2297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636.36">
                <text:p>1636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3084.19">
                <text:p>3084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41cm" svg:y="4.203cm" style:legend-expansion="high" chart:style-name="ch2"/>
        <chart:plot-area chart:style-name="ch3" table:cell-range-address="Ibope.C1:Ibope.C13 'Estatísticas Ibovespa'.F1:'Estatísticas Ibovespa'.F13" chart:data-source-has-labels="row" svg:x="0.319cm" svg:y="0.18cm" svg:width="12.303cm" svg:height="8.645cm">
          <chartooo:coordinate-region svg:x="1.417cm" svg:y="0.379cm" svg:width="11.018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F2:'Estatísticas Ibovespa'.F13" chart:label-cell-address="'Estatísticas Ibovespa'.F1:'Estatísticas Ibovespa'.F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imeiro quartil</text:p>
                <draw:g>
                  <svg:desc>'Estatísticas Ibovespa'.F1:'Estatísticas Ibovesp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-1175.8875">
                <text:p>-1175.8875</text:p>
                <draw:g>
                  <svg:desc>'Estatísticas Ibovespa'.F2:'Estatísticas Ibovespa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00.235000000008">
                <text:p>200.235000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-439.350000000006">
                <text:p>-439.350000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-64.4100000000071">
                <text:p>-64.4100000000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-927.770000000001">
                <text:p>-927.77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-317.844999999994">
                <text:p>-317.844999999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-198.077499999996">
                <text:p>-198.077499999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486.384999999995">
                <text:p>-486.384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1185.83249999999">
                <text:p>-1185.8324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131.119999999999">
                <text:p>131.11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781.059999999998">
                <text:p>-781.059999999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-81.7949999999983">
                <text:p>-81.79499999999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8cm" svg:y="4.203cm" style:legend-expansion="high" chart:style-name="ch2"/>
        <chart:plot-area chart:style-name="ch3" table:cell-range-address="Ibope.C1:Ibope.C13 'Estatísticas Ibovespa'.G1:'Estatísticas Ibovespa'.G13" chart:data-source-has-labels="row" svg:x="0.319cm" svg:y="0.18cm" svg:width="12.33cm" svg:height="8.645cm">
          <chartooo:coordinate-region svg:x="1.311cm" svg:y="0.379cm" svg:width="11.1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G2:'Estatísticas Ibovespa'.G13" chart:label-cell-address="'Estatísticas Ibovespa'.G1:'Estatísticas Ibovespa'.G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Terceiro quartil</text:p>
                <draw:g>
                  <svg:desc>'Estatísticas Ibovespa'.G1:'Estatísticas Ibovesp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690.407499999994">
                <text:p>690.407499999994</text:p>
                <draw:g>
                  <svg:desc>'Estatísticas Ibovespa'.G2:'Estatísticas Ibovespa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848.919999999998">
                <text:p>848.91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42.419999999998">
                <text:p>742.41999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379.28999999999">
                <text:p>1379.28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41.790000000005">
                <text:p>141.79000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673.18">
                <text:p>673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925.1875">
                <text:p>1925.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63.445">
                <text:p>663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65.82">
                <text:p>965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1140.44749999999">
                <text:p>1140.4474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28.48249999999">
                <text:p>1128.4824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1514.665">
                <text:p>1514.6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814cm" svg:y="4.203cm" style:legend-expansion="high" chart:style-name="ch2"/>
        <chart:plot-area chart:style-name="ch3" table:cell-range-address="Ibope.C1:Ibope.C13 'Estatísticas Ibovespa'.I1:'Estatísticas Ibovespa'.I13" chart:data-source-has-labels="row" svg:x="0.319cm" svg:y="0.18cm" svg:width="13.176cm" svg:height="8.645cm">
          <chartooo:coordinate-region svg:x="1.866cm" svg:y="0.379cm" svg:width="11.2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I2:'Estatísticas Ibovespa'.I13" chart:label-cell-address="'Estatísticas Ibovespa'.I1:'Estatísticas Ibovespa'.I1" chart:class="chart:scatter">
            <chart:domain table:cell-range-address="Ibope.C2:Ibope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Variância</text:p>
                <draw:g>
                  <svg:desc>'Estatísticas Ibovespa'.I1:'Estatísticas Ibovespa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Ibope.C2:Ibope.C13</svg:desc>
                </draw:g>
              </table:table-cell>
              <table:table-cell office:value-type="float" office:value="1500632.09308106">
                <text:p>1500632.09308106</text:p>
                <draw:g>
                  <svg:desc>'Estatísticas Ibovespa'.I2:'Estatísticas Ibovespa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448612.33623332">
                <text:p>448612.33623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485551.55373001">
                <text:p>1485551.55373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764187.429466666">
                <text:p>764187.429466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2287917.18720002">
                <text:p>2287917.1872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1014448.68083332">
                <text:p>1014448.68083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9016508.52044993">
                <text:p>9016508.52044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547041.20609999">
                <text:p>1547041.2060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811657.90155831">
                <text:p>6811657.90155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2003189.21198668">
                <text:p>2003189.21198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898000.10889166">
                <text:p>2898000.10889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239695.57376666">
                <text:p>4239695.573766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17cm" svg:y="4.203cm" style:legend-expansion="high" chart:style-name="ch2"/>
        <chart:plot-area chart:style-name="ch3" table:cell-range-address="Ibope.D1:Ibope.D13 'Estatísticas Ibovespa'.B1:'Estatísticas Ibovespa'.B13" chart:data-source-has-labels="row" svg:x="0.319cm" svg:y="0.18cm" svg:width="13.679cm" svg:height="8.645cm">
          <chartooo:coordinate-region svg:x="1.231cm" svg:y="0.379cm" svg:width="12.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atísticas Ibovespa'.B2:'Estatísticas Ibovespa'.B13" chart:label-cell-address="'Estatísticas Ibovespa'.B1:'Estatísticas Ibovespa'.B1" chart:class="chart:scatter">
            <chart:domain table:cell-range-address="Ibope.D2:Ibope.D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Estatísticas Ibovespa'.B1:'Estatísticas Ibovesp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Ibope.D2:Ibope.D13</svg:desc>
                </draw:g>
              </table:table-cell>
              <table:table-cell office:value-type="float" office:value="-107.795833333332">
                <text:p>-107.795833333332</text:p>
                <draw:g>
                  <svg:desc>'Estatísticas Ibovespa'.B2:'Estatísticas Ibovespa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72.726666666669">
                <text:p>572.726666666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5.5760000000009">
                <text:p>65.576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677.219999999994">
                <text:p>677.219999999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-392.989999999998">
                <text:p>-392.98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29.563333333334">
                <text:p>229.563333333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63.555">
                <text:p>86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25.440000000002">
                <text:p>225.44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52.342500000002">
                <text:p>152.3425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436.896666666663">
                <text:p>436.896666666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5.4824999999983">
                <text:p>15.4824999999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669.695000000003">
                <text:p>669.6950000000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